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4B249CA79A42C6D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3465a4" draw:fill="solid" draw:fill-color="#cccccc" draw:textarea-horizontal-align="justify" draw:textarea-vertical-align="middle" draw:auto-grow-height="false" fo:min-height="8.05cm" fo:min-width="4.5cm"/>
    </style:style>
    <style:style style:name="gr2" style:family="graphic" style:parent-style-name="standard">
      <style:graphic-properties draw:stroke="none" draw:fill="solid" draw:fill-color="#cccccc" draw:textarea-horizontal-align="justify" draw:textarea-vertical-align="middle" draw:auto-grow-height="false" fo:min-height="8.45cm" fo:min-width="14.877cm"/>
    </style:style>
    <style:style style:name="gr3" style:family="graphic" style:parent-style-name="standard">
      <style:graphic-properties draw:stroke="none" draw:fill="solid" draw:fill-color="#b2b2b2" draw:textarea-horizontal-align="justify" draw:textarea-vertical-align="middle" draw:auto-grow-height="false" fo:min-height="7.651cm" fo:min-width="1.168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6" style:family="graphic" style:parent-style-name="standard">
      <style:graphic-properties draw:stroke="dash" draw:stroke-dash="Fine_20_Dashed" svg:stroke-width="0.1cm" svg:stroke-color="#000000" draw:marker-start-width="0.5cm" draw:marker-end-width="0.3cm" draw:fill="solid" draw:fill-color="#eeeeee" draw:textarea-horizontal-align="justify" draw:textarea-vertical-align="middle" draw:auto-grow-height="false" fo:min-height="3.95cm" fo:min-width="7.8cm" fo:padding-top="0.175cm" fo:padding-bottom="0.175cm" fo:padding-left="0.3cm" fo:padding-right="0.3cm"/>
    </style:style>
    <style:style style:name="gr7"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9" style:family="graphic" style:parent-style-name="objectwithoutfill">
      <style:graphic-properties svg:stroke-width="0.05cm" draw:marker-start="Diamond" draw:marker-start-width="0.3cm" draw:marker-end="" draw:marker-end-width="0.3cm" draw:fill="none" draw:textarea-vertical-align="middle" fo:padding-top="0.15cm" fo:padding-bottom="0.15cm" fo:padding-left="0.275cm" fo:padding-right="0.275cm"/>
    </style:style>
    <style:style style:name="gr10"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11" style:family="graphic" style:parent-style-name="standard">
      <style:graphic-properties svg:stroke-width="0.1cm" svg:stroke-color="#000000" draw:marker-start-width="0.5cm" draw:marker-end-width="0.3cm" draw:fill="solid" draw:fill-color="#dddddd" draw:textarea-horizontal-align="justify" draw:textarea-vertical-align="middle" draw:auto-grow-height="false" fo:min-height="1.75cm" fo:min-width="7.2cm" fo:padding-top="0.175cm" fo:padding-bottom="0.175cm" fo:padding-left="0.3cm" fo:padding-right="0.3cm"/>
    </style:style>
    <style:style style:name="gr12" style:family="graphic" style:parent-style-name="standard">
      <style:graphic-properties draw:stroke="dash" draw:stroke-dash="Fine_20_Dashed" svg:stroke-width="0.1cm" svg:stroke-color="#000000" draw:marker-start-width="0.5cm" draw:marker-end-width="0.3cm" draw:fill="solid" draw:fill-color="#ffffff" draw:textarea-horizontal-align="justify" draw:textarea-vertical-align="middle" draw:auto-grow-height="false" fo:min-height="1.65cm" fo:min-width="7.4cm" fo:padding-top="0.175cm" fo:padding-bottom="0.175cm" fo:padding-left="0.3cm" fo:padding-right="0.3cm"/>
    </style:style>
    <style:style style:name="gr13" style:family="graphic" style:parent-style-name="objectwithoutfill">
      <style:graphic-properties svg:stroke-width="0.05cm" draw:marker-start="Diamond_20_unfilled" draw:marker-start-width="0.355cm" draw:marker-end="" draw:marker-end-width="0.3cm" draw:fill="none" draw:textarea-vertical-align="middle" fo:padding-top="0.15cm" fo:padding-bottom="0.15cm" fo:padding-left="0.275cm" fo:padding-right="0.275cm"/>
    </style:style>
    <style:style style:name="gr14" style:family="graphic" style:parent-style-name="objectwithoutfill">
      <style:graphic-properties svg:stroke-width="0.05cm" draw:marker-start="Diamond" draw:marker-start-width="0.355cm" draw:marker-end="" draw:marker-end-width="0.3cm" draw:fill="none" draw:textarea-vertical-align="middle" fo:padding-top="0.15cm" fo:padding-bottom="0.15cm" fo:padding-left="0.275cm" fo:padding-right="0.275cm"/>
    </style:style>
    <style:style style:name="gr1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3.8cm" fo:padding-top="0.175cm" fo:padding-bottom="0.175cm" fo:padding-left="0.3cm" fo:padding-right="0.3cm"/>
    </style:style>
    <style:style style:name="gr16" style:family="graphic" style:parent-style-name="standard">
      <style:graphic-properties draw:stroke="none" draw:fill="none" fo:min-height="0.608cm"/>
    </style:style>
    <style:style style:name="gr1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7cm" fo:padding-top="0.175cm" fo:padding-bottom="0.175cm" fo:padding-left="0.3cm" fo:padding-right="0.3cm"/>
    </style:style>
    <style:style style:name="gr1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cm" fo:padding-top="0.175cm" fo:padding-bottom="0.175cm" fo:padding-left="0.3cm" fo:padding-right="0.3cm"/>
    </style:style>
    <style:style style:name="gr19" style:family="graphic" style:parent-style-name="standard">
      <style:graphic-properties draw:stroke="none" draw:fill="solid" draw:fill-color="#000000" draw:textarea-horizontal-align="center" draw:textarea-vertical-align="middle" fo:min-height="0.607cm" draw:shadow="hidden"/>
    </style:style>
    <style:style style:name="gr20" style:family="graphic" style:parent-style-name="standard">
      <style:graphic-properties svg:stroke-width="0.1cm" svg:stroke-color="#808080" draw:marker-start-width="0.5cm" draw:marker-end-width="0.3cm" draw:fill="solid" draw:fill-color="#dddddd" draw:textarea-horizontal-align="justify" draw:textarea-vertical-align="middle" draw:auto-grow-height="false" fo:min-height="1.85cm" fo:min-width="6.6cm" fo:padding-top="0.175cm" fo:padding-bottom="0.175cm" fo:padding-left="0.3cm" fo:padding-right="0.3cm"/>
    </style:style>
    <style:style style:name="gr21" style:family="graphic" style:parent-style-name="standard">
      <style:graphic-properties draw:stroke="none" svg:stroke-color="#3465a4" draw:fill="solid" draw:fill-color="#cccccc" draw:textarea-horizontal-align="justify" draw:textarea-vertical-align="middle" draw:auto-grow-height="false" fo:min-height="3.65cm" fo:min-width="21cm"/>
    </style:style>
    <style:style style:name="gr22" style:family="graphic" style:parent-style-name="objectwithoutfill">
      <style:graphic-properties svg:stroke-width="0.05cm" svg:stroke-color="#808080" draw:marker-start="Diamond" draw:marker-start-width="0.355cm" draw:marker-end="" draw:marker-end-width="0.3cm" draw:fill="none" draw:textarea-vertical-align="middle" fo:padding-top="0.15cm" fo:padding-bottom="0.15cm" fo:padding-left="0.275cm" fo:padding-right="0.275cm"/>
    </style:style>
    <style:style style:name="gr23" style:family="graphic" style:parent-style-name="standard">
      <style:graphic-properties draw:stroke="dash" draw:stroke-dash="Fine_20_Dashed" svg:stroke-width="0.05cm" svg:stroke-color="#333333" draw:marker-start-width="0.355cm" draw:marker-end-width="0.355cm" draw:fill="none" draw:fill-color="#c0c0c0" draw:textarea-horizontal-align="justify" draw:textarea-vertical-align="middle" draw:auto-grow-height="false" fo:min-height="1.3cm" fo:min-width="3.351cm" fo:padding-top="0.15cm" fo:padding-bottom="0.15cm" fo:padding-left="0.275cm" fo:padding-right="0.275cm" fo:wrap-option="no-wrap"/>
    </style:style>
    <style:style style:name="gr2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5cm" fo:min-width="6.3cm" fo:padding-top="0.175cm" fo:padding-bottom="0.175cm" fo:padding-left="0.3cm" fo:padding-right="0.3cm"/>
    </style:style>
    <style:style style:name="gr2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98cm" fo:min-width="6.3cm" fo:padding-top="0.175cm" fo:padding-bottom="0.175cm" fo:padding-left="0.3cm" fo:padding-right="0.3cm"/>
    </style:style>
    <style:style style:name="gr26"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745cm" fo:min-width="6.3cm" fo:padding-top="0.175cm" fo:padding-bottom="0.175cm" fo:padding-left="0.3cm" fo:padding-right="0.3cm"/>
    </style:style>
    <style:style style:name="gr2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94cm" fo:min-width="6.3cm" fo:padding-top="0.175cm" fo:padding-bottom="0.175cm" fo:padding-left="0.3cm" fo:padding-right="0.3cm"/>
    </style:style>
    <style:style style:name="gr2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82cm" fo:min-width="6.3cm" fo:padding-top="0.175cm" fo:padding-bottom="0.175cm" fo:padding-left="0.3cm" fo:padding-right="0.3cm"/>
    </style:style>
    <style:style style:name="gr2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51cm" fo:min-width="6.3cm" fo:padding-top="0.175cm" fo:padding-bottom="0.175cm" fo:padding-left="0.3cm" fo:padding-right="0.3cm"/>
    </style:style>
    <style:style style:name="gr30"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19cm" fo:min-width="6.3cm" fo:padding-top="0.175cm" fo:padding-bottom="0.175cm" fo:padding-left="0.3cm" fo:padding-right="0.3cm"/>
    </style:style>
    <style:style style:name="gr31"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866cm" fo:min-width="6.3cm" fo:padding-top="0.175cm" fo:padding-bottom="0.175cm" fo:padding-left="0.3cm" fo:padding-right="0.3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6.657cm"/>
    </style:style>
    <style:style style:name="gr33" style:family="graphic" style:parent-style-name="standard">
      <style:graphic-properties svg:stroke-width="0.1cm" svg:stroke-color="#808080" draw:marker-start-width="0.5cm" draw:marker-end-width="0.3cm" draw:fill="solid" draw:fill-color="#ffffff" draw:textarea-horizontal-align="justify" draw:textarea-vertical-align="middle" draw:auto-grow-height="false" fo:min-height="1.85cm" fo:min-width="5.4cm" fo:padding-top="0.175cm" fo:padding-bottom="0.175cm" fo:padding-left="0.3cm" fo:padding-right="0.3cm"/>
    </style:style>
    <style:style style:name="gr34" style:family="graphic" style:parent-style-name="standard">
      <style:graphic-properties draw:stroke="none" svg:stroke-color="#3465a4" draw:fill="solid" draw:fill-color="#cccccc" draw:textarea-horizontal-align="justify" draw:textarea-vertical-align="middle" draw:auto-grow-height="false" fo:min-height="6.35cm" fo:min-width="9.223cm"/>
    </style:style>
    <style:style style:name="gr3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85cm" fo:min-width="5.4cm" fo:padding-top="0.175cm" fo:padding-bottom="0.175cm" fo:padding-left="0.3cm" fo:padding-right="0.3cm"/>
    </style:style>
    <style:style style:name="gr36" style:family="graphic" style:parent-style-name="objectwithoutfill">
      <style:graphic-properties svg:stroke-width="0.05cm" svg:stroke-color="#808080" draw:marker-start-width="0.355cm" draw:marker-end="Triangle_20_unfilled" draw:marker-end-width="0.355cm" draw:fill="none" draw:textarea-vertical-align="middle" fo:padding-top="0.15cm" fo:padding-bottom="0.15cm" fo:padding-left="0.275cm" fo:padding-right="0.275cm"/>
    </style:style>
    <style:style style:name="gr37"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38" style:family="graphic" style:parent-style-name="standard">
      <style:graphic-properties svg:stroke-width="0.1cm" svg:stroke-color="#808080" draw:marker-start-width="0.5cm" draw:marker-end-width="0.3cm" draw:fill="solid" draw:fill-color="#ffffff" draw:textarea-horizontal-align="justify" draw:textarea-vertical-align="middle" draw:auto-grow-height="false" fo:min-height="1.85cm" fo:min-width="6cm"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P1" style:family="paragraph">
      <loext:graphic-properties draw:fill="solid" draw:fill-color="#cccccc"/>
      <style:paragraph-properties fo:text-align="center"/>
    </style:style>
    <style:style style:name="P2" style:family="paragraph">
      <loext:graphic-properties draw:fill="solid" draw:fill-color="#b2b2b2"/>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style:font-name="Liberation Mono" fo:font-size="15pt" fo:font-weight="bold" style:font-size-asian="16pt" style:font-weight-asian="bold" style:font-size-complex="16pt" style:font-weight-complex="600"/>
    </style:style>
    <style:style style:name="P5" style:family="paragraph">
      <loext:graphic-properties draw:fill="solid" draw:fill-color="#eeeeee"/>
      <style:paragraph-properties fo:text-align="center"/>
      <style:text-properties style:font-name="Liberation Mono" fo:font-size="15pt" fo:font-weight="bold" style:font-size-asian="16pt" style:font-weight-asian="bold" style:font-size-complex="16pt" style:font-weight-complex="600"/>
    </style:style>
    <style:style style:name="P6" style:family="paragraph">
      <loext:graphic-properties draw:fill="none"/>
      <style:paragraph-properties fo:text-align="center"/>
    </style:style>
    <style:style style:name="P7" style:family="paragraph">
      <loext:graphic-properties draw:fill="solid" draw:fill-color="#ffffff"/>
      <style:paragraph-properties fo:text-align="center"/>
      <style:text-properties style:font-name="Liberation Mono" fo:font-size="14pt" fo:font-weight="bold" style:font-size-asian="14pt" style:font-weight-asian="bold" style:font-size-complex="14pt" style:font-weight-complex="600"/>
    </style:style>
    <style:style style:name="P8" style:family="paragraph">
      <loext:graphic-properties draw:fill="solid" draw:fill-color="#dddddd"/>
      <style:paragraph-properties fo:text-align="center"/>
      <style:text-properties style:font-name="Liberation Mono" fo:font-size="15pt" fo:font-weight="bold" style:font-size-asian="16pt" style:font-weight-asian="bold" style:font-size-complex="16pt" style:font-weight-complex="600"/>
    </style:style>
    <style:style style:name="P9" style:family="paragraph">
      <loext:graphic-properties draw:fill="solid" draw:fill-color="#ffffff"/>
      <style:paragraph-properties fo:text-align="center"/>
      <style:text-properties style:font-name="Liberation Mono" fo:font-size="15pt" fo:font-style="italic" fo:font-weight="bold" style:font-size-asian="16pt" style:font-style-asian="italic" style:font-weight-asian="bold" style:font-size-complex="16pt" style:font-style-complex="italic" style:font-weight-complex="600"/>
    </style:style>
    <style:style style:name="P10" style:family="paragraph">
      <loext:graphic-properties draw:fill="solid" draw:fill-color="#ffffff"/>
      <style:paragraph-properties fo:text-align="center"/>
      <style:text-properties style:font-name="Liberation Mono" fo:font-size="13pt" fo:font-weight="bold" style:font-size-asian="13pt" style:font-weight-asian="bold" style:font-size-complex="13pt" style:font-weight-complex="600"/>
    </style:style>
    <style:style style:name="P11" style:family="paragraph">
      <loext:graphic-properties draw:fill="none"/>
      <style:paragraph-properties fo:text-align="center"/>
      <style:text-properties fo:font-style="italic" style:font-style-asian="italic" style:font-style-complex="italic"/>
    </style:style>
    <style:style style:name="P12" style:family="paragraph">
      <loext:graphic-properties draw:fill="solid" draw:fill-color="#ffffff"/>
      <style:paragraph-properties fo:text-align="center"/>
      <style:text-properties style:font-name="Liberation Mono" fo:font-size="13pt" fo:font-weight="normal" style:font-size-asian="13pt" style:font-weight-asian="normal" style:font-size-complex="13pt" style:font-weight-complex="normal"/>
    </style:style>
    <style:style style:name="P13" style:family="paragraph">
      <loext:graphic-properties draw:fill="solid" draw:fill-color="#000000"/>
      <style:paragraph-properties fo:text-align="center"/>
      <style:text-properties fo:font-style="italic" style:font-style-asian="italic" style:font-style-complex="italic"/>
    </style:style>
    <style:style style:name="P14" style:family="paragraph">
      <loext:graphic-properties draw:fill="solid" draw:fill-color="#dddddd"/>
      <style:paragraph-properties fo:text-align="center"/>
      <style:text-properties fo:color="#333333" style:font-name="Liberation Mono" fo:font-size="15pt" fo:font-weight="bold" style:font-size-asian="16pt" style:font-weight-asian="bold" style:font-size-complex="16pt" style:font-weight-complex="600"/>
    </style:style>
    <style:style style:name="P15" style:family="paragraph">
      <style:paragraph-properties fo:text-align="start"/>
    </style:style>
    <style:style style:name="P16" style:family="paragraph">
      <loext:graphic-properties draw:fill="none" draw:fill-color="#c0c0c0"/>
      <style:paragraph-properties fo:text-align="start"/>
      <style:text-properties fo:color="#000000" fo:font-size="8pt" style:font-size-asian="8pt" style:font-size-complex="8pt"/>
    </style:style>
    <style:style style:name="P17" style:family="paragraph">
      <loext:graphic-properties draw:fill="solid" draw:fill-color="#ffffff"/>
      <style:paragraph-properties fo:text-align="center"/>
      <style:text-properties style:use-window-font-color="true" style:font-name="Liberation Mono" fo:font-size="15pt" fo:font-weight="bold" style:font-size-asian="16pt" style:font-weight-asian="bold" style:font-size-complex="16pt" style:font-weight-complex="600"/>
    </style:style>
    <style:style style:name="P18" style:family="paragraph">
      <loext:graphic-properties draw:fill="none" draw:fill-color="#ffffff"/>
      <style:text-properties fo:font-size="14pt" style:font-size-asian="14pt" style:font-size-complex="14pt"/>
    </style:style>
    <style:style style:name="P19" style:family="paragraph">
      <loext:graphic-properties draw:fill="solid" draw:fill-color="#ffffff"/>
      <style:paragraph-properties fo:text-align="center"/>
      <style:text-properties fo:color="#808080" style:font-name="Liberation Mono" fo:font-size="15pt" fo:font-weight="bold" style:font-size-asian="16pt" style:font-weight-asian="bold" style:font-size-complex="16pt" style:font-weight-complex="600"/>
    </style:style>
    <style:style style:name="P20" style:family="paragraph">
      <loext:graphic-properties draw:fill="solid" draw:fill-color="#ffffff"/>
      <style:paragraph-properties fo:text-align="center"/>
      <style:text-properties fo:color="#000000" style:font-name="Liberation Mono" fo:font-size="15pt" fo:font-weight="bold" style:font-size-asian="16pt" style:font-weight-asian="bold" style:font-size-complex="16pt" style:font-weight-complex="600"/>
    </style:style>
    <style:style style:name="P21" style:family="paragraph">
      <loext:graphic-properties draw:fill="solid" draw:fill-color="#000000"/>
      <style:paragraph-properties fo:text-align="center"/>
      <style:text-properties fo:font-size="22pt" fo:font-style="italic" style:font-size-asian="18pt" style:font-style-asian="italic" style:font-size-complex="18pt" style:font-style-complex="italic"/>
    </style:style>
    <style:style style:name="P22" style:family="paragraph">
      <loext:graphic-properties draw:fill="none" draw:fill-color="#ffffff"/>
      <style:text-properties style:font-name="Liberation Mono" fo:font-size="16pt" style:font-size-asian="16pt" style:font-size-complex="16pt"/>
    </style:style>
    <style:style style:name="T1" style:family="text">
      <style:text-properties style:font-name="Liberation Mono" fo:font-size="15pt" fo:font-weight="bold" style:font-size-asian="16pt" style:font-weight-asian="bold" style:font-size-complex="16pt" style:font-weight-complex="600"/>
    </style:style>
    <style:style style:name="T2" style:family="text">
      <style:text-properties style:font-name="Liberation Mono" fo:font-size="14pt" fo:font-weight="bold" style:font-size-asian="14pt" style:font-weight-asian="bold" style:font-size-complex="14pt" style:font-weight-complex="600"/>
    </style:style>
    <style:style style:name="T3" style:family="text">
      <style:text-properties style:font-name="Liberation Mono" fo:font-size="15pt" fo:font-style="italic" fo:font-weight="bold" style:font-size-asian="16pt" style:font-style-asian="italic" style:font-weight-asian="bold" style:font-size-complex="16pt" style:font-style-complex="italic" style:font-weight-complex="600"/>
    </style:style>
    <style:style style:name="T4" style:family="text">
      <style:text-properties style:font-name="Liberation Mono" fo:font-size="13pt" fo:font-weight="bold" style:font-size-asian="13pt" style:font-weight-asian="bold" style:font-size-complex="13pt" style:font-weight-complex="600"/>
    </style:style>
    <style:style style:name="T5" style:family="text">
      <style:text-properties style:font-name="Liberation Mono" fo:font-size="13pt" fo:font-weight="normal" style:font-size-asian="13pt" style:font-weight-asian="normal" style:font-size-complex="13pt" style:font-weight-complex="normal"/>
    </style:style>
    <style:style style:name="T6" style:family="text">
      <style:text-properties fo:color="#333333" style:font-name="Liberation Mono" fo:font-size="15pt" fo:font-weight="bold" style:font-size-asian="16pt" style:font-weight-asian="bold" style:font-size-complex="16pt" style:font-weight-complex="600"/>
    </style:style>
    <style:style style:name="T7" style:family="text">
      <style:text-properties fo:color="#000000" style:font-name="Liberation Mono" fo:font-size="8pt" fo:font-weight="bold" style:font-size-asian="8pt" style:font-weight-asian="bold" style:font-size-complex="8pt" style:font-weight-complex="600"/>
    </style:style>
    <style:style style:name="T8" style:family="text">
      <style:text-properties style:use-window-font-color="true" style:font-name="Liberation Mono" fo:font-size="15pt" fo:font-weight="bold" style:font-size-asian="16pt" style:font-weight-asian="bold" style:font-size-complex="16pt" style:font-weight-complex="600"/>
    </style:style>
    <style:style style:name="T9" style:family="text">
      <style:text-properties fo:font-size="14pt" style:font-size-asian="14pt" style:font-size-complex="14pt"/>
    </style:style>
    <style:style style:name="T10" style:family="text">
      <style:text-properties fo:color="#808080" style:font-name="Liberation Mono" fo:font-size="15pt" fo:font-weight="bold" style:font-size-asian="16pt" style:font-weight-asian="bold" style:font-size-complex="16pt" style:font-weight-complex="600"/>
    </style:style>
    <style:style style:name="T11" style:family="text">
      <style:text-properties fo:color="#000000" style:font-name="Liberation Mono" fo:font-size="15pt" fo:font-weight="bold" style:font-size-asian="16pt" style:font-weight-asian="bold" style:font-size-complex="16pt" style:font-weight-complex="600"/>
    </style:style>
    <style:style style:name="T12" style:family="text">
      <style:text-properties style:font-name="Liberation Mono"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cm" svg:height="8.3cm" svg:x="37.9cm" svg:y="5.3cm">
          <text:p/>
          <draw:enhanced-geometry svg:viewBox="0 0 21600 21600" draw:type="rectangle" draw:enhanced-path="M 0 0 L 21600 0 21600 21600 0 21600 0 0 Z N"/>
        </draw:custom-shape>
        <draw:custom-shape draw:style-name="gr2" draw:text-style-name="P1" draw:layer="layout" svg:width="15.377cm" svg:height="8.7cm" svg:x="21cm" svg:y="2cm">
          <text:p/>
          <draw:enhanced-geometry svg:viewBox="0 0 21600 21600" draw:type="rectangle" draw:enhanced-path="M 0 0 L 21600 0 21600 21600 0 21600 0 0 Z N"/>
        </draw:custom-shape>
        <draw:custom-shape draw:style-name="gr3" draw:text-style-name="P2" draw:layer="layout" svg:width="2.5cm" svg:height="7.9cm" draw:transform="rotate (1.5707963267949) translate (10.9cm 20.4cm)">
          <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 draw:text-style-name="P4" xml:id="id4" draw:id="id4" draw:layer="layout" svg:width="6.8cm" svg:height="1.5cm" draw:transform="rotate (1.5707963267949) translate (11.3cm 17.6cm)">
          <text:p text:style-name="P3"><text:span text:style-name="T1">STATE_HUNGER</text:span></text:p>
          <draw:enhanced-geometry svg:viewBox="0 0 21600 21600" draw:mirror-horizontal="false" draw:mirror-vertical="false" draw:type="rectangle" draw:enhanced-path="M 0 0 L 21600 0 21600 21600 0 21600 0 0 Z N"/>
        </draw:custom-shape>
        <draw:custom-shape draw:style-name="gr5" draw:text-style-name="P4" xml:id="id3" draw:id="id3" draw:layer="layout" svg:width="6.8cm" svg:height="1.6cm" draw:transform="rotate (1.5707963267949) translate (14cm 17.6cm)">
          <text:p text:style-name="P3"><text:span text:style-name="T1">STATE_AVOID_ACTIVE</text:span></text:p>
          <draw:enhanced-geometry svg:viewBox="0 0 21600 21600" draw:mirror-horizontal="false" draw:mirror-vertical="false" draw:type="rectangle" draw:enhanced-path="M 0 0 L 21600 0 21600 21600 0 21600 0 0 Z N"/>
        </draw:custom-shape>
        <draw:custom-shape draw:style-name="gr5" draw:text-style-name="P4" xml:id="id1" draw:id="id1" draw:layer="layout" svg:width="6.8cm" svg:height="1.6cm" draw:transform="rotate (1.5707963267949) translate (16.8cm 17.6cm)">
          <text:p text:style-name="P3"><text:span text:style-name="T1">STATE_REPRODUCE</text:span></text:p>
          <draw:enhanced-geometry svg:viewBox="0 0 21600 21600" draw:mirror-horizontal="false" draw:mirror-vertical="false" draw:type="rectangle" draw:enhanced-path="M 0 0 L 21600 0 21600 21600 0 21600 0 0 Z N"/>
        </draw:custom-shape>
        <draw:custom-shape draw:style-name="gr6" draw:text-style-name="P5" xml:id="id2" draw:id="id2" draw:layer="layout" svg:width="8.4cm" svg:height="4.3cm" svg:x="10.6cm" svg:y="4.7cm">
          <text:p/>
          <draw:enhanced-geometry svg:viewBox="0 0 21600 21600" draw:mirror-horizontal="false" draw:mirror-vertical="false" draw:type="rectangle" draw:enhanced-path="M 0 0 L 21600 0 21600 21600 0 21600 0 0 Z N"/>
        </draw:custom-shape>
        <draw:connector draw:style-name="gr7" draw:text-style-name="P6" draw:layer="layout" svg:x1="17.6cm" svg:y1="10.8cm" svg:x2="14.8cm" svg:y2="9cm" draw:start-shape="id1" draw:end-shape="id2" svg:d="M17600 10800v-900h-2800v-900" svg:viewBox="0 0 2801 1801">
          <text:p/>
        </draw:connector>
        <draw:connector draw:style-name="gr7" draw:text-style-name="P6" draw:layer="layout" svg:x1="14.8cm" svg:y1="10.8cm" svg:x2="14.8cm" svg:y2="9cm" draw:start-shape="id3" draw:start-glue-point="1" draw:end-shape="id2" draw:end-glue-point="2" svg:d="M14800 10800v-1800" svg:viewBox="0 0 1 1801">
          <text:p/>
        </draw:connector>
        <draw:connector draw:style-name="gr7" draw:text-style-name="P6" draw:layer="layout" svg:x1="14.8cm" svg:y1="10.8cm" svg:x2="14.8cm" svg:y2="9cm" draw:start-shape="id3" draw:start-glue-point="1" draw:end-shape="id2" draw:end-glue-point="2" svg:d="M14800 10800v-1800" svg:viewBox="0 0 1 1801">
          <text:p/>
        </draw:connector>
        <draw:connector draw:style-name="gr7" draw:text-style-name="P6" draw:layer="layout" svg:x1="12.05cm" svg:y1="10.8cm" svg:x2="14.8cm" svg:y2="9cm" draw:start-shape="id4" draw:start-glue-point="1" draw:end-shape="id2" svg:d="M12050 10800v-900h2750v-900" svg:viewBox="0 0 2751 1801">
          <text:p/>
        </draw:connector>
        <draw:custom-shape draw:style-name="gr8" draw:text-style-name="P7" xml:id="id5" draw:id="id5" draw:layer="layout" svg:width="8cm" svg:height="1.5cm" svg:x="10.8cm" svg:y="1.2cm">
          <text:p text:style-name="P3"><text:span text:style-name="T2">PERCEPT_COMPONENTS_MOTIV</text:span></text:p>
          <draw:enhanced-geometry svg:viewBox="0 0 21600 21600" draw:type="rectangle" draw:enhanced-path="M 0 0 L 21600 0 21600 21600 0 21600 0 0 Z N"/>
        </draw:custom-shape>
        <draw:connector draw:style-name="gr9" draw:text-style-name="P6" draw:layer="layout" draw:line-skew="-0.775cm -0.45cm" svg:x1="14.8cm" svg:y1="2.7cm" svg:x2="11.2cm" svg:y2="6.825cm" draw:start-shape="id5" draw:start-glue-point="2" draw:end-shape="id6" draw:end-glue-point="3" svg:d="M14800 2700v1100h-4600v3025h1000" svg:viewBox="0 0 4601 4126">
          <text:p/>
        </draw:connector>
        <draw:connector draw:style-name="gr10" draw:text-style-name="P3" draw:layer="layout" svg:x1="10.8cm" svg:y1="1.95cm" svg:x2="8.377cm" svg:y2="1.199cm" draw:start-shape="id5" draw:start-glue-point="3" draw:end-shape="id7" draw:end-glue-point="1" svg:d="M10800 1950h-1211v-751h-1212" svg:viewBox="0 0 2424 752">
          <text:p/>
        </draw:connector>
        <draw:connector draw:style-name="gr10" draw:text-style-name="P3" draw:layer="layout" svg:x1="10.8cm" svg:y1="1.95cm" svg:x2="8.354cm" svg:y2="3.115cm" draw:start-shape="id5" draw:end-shape="id8" draw:end-glue-point="1" svg:d="M10800 1950h-1223v1165h-1223" svg:viewBox="0 0 2447 1166">
          <text:p/>
        </draw:connector>
        <draw:connector draw:style-name="gr10" draw:text-style-name="P3" draw:layer="layout" svg:x1="10.8cm" svg:y1="1.95cm" svg:x2="8.377cm" svg:y2="4.946cm" draw:start-shape="id5" draw:start-glue-point="3" draw:end-shape="id9" draw:end-glue-point="1" svg:d="M10800 1950h-1211v2996h-1212" svg:viewBox="0 0 2424 2997">
          <text:p/>
        </draw:connector>
        <draw:connector draw:style-name="gr10" draw:text-style-name="P3" draw:layer="layout" svg:x1="10.8cm" svg:y1="1.95cm" svg:x2="8.377cm" svg:y2="6.821cm" draw:start-shape="id5" draw:start-glue-point="3" draw:end-shape="id10" draw:end-glue-point="1" svg:d="M10800 1950h-1211v4871h-1212" svg:viewBox="0 0 2424 4872">
          <text:p/>
        </draw:connector>
        <draw:connector draw:style-name="gr10" draw:text-style-name="P3" draw:layer="layout" svg:x1="10.8cm" svg:y1="1.95cm" svg:x2="8.4cm" svg:y2="10.716cm" draw:start-shape="id5" draw:start-glue-point="3" draw:end-shape="id11" draw:end-glue-point="1" svg:d="M10800 1950h-1200v8766h-1200" svg:viewBox="0 0 2401 8767">
          <text:p/>
        </draw:connector>
        <draw:connector draw:style-name="gr10" draw:text-style-name="P3" draw:layer="layout" svg:x1="10.8cm" svg:y1="1.95cm" svg:x2="8.4cm" svg:y2="12.6cm" draw:start-shape="id5" draw:start-glue-point="3" draw:end-shape="id12" draw:end-glue-point="1" svg:d="M10800 1950h-1200v10650h-1200" svg:viewBox="0 0 2401 10651">
          <text:p/>
        </draw:connector>
        <draw:connector draw:style-name="gr10" draw:text-style-name="P3" draw:layer="layout" svg:x1="10.8cm" svg:y1="1.95cm" svg:x2="8.423cm" svg:y2="14.766cm" draw:start-shape="id5" draw:start-glue-point="3" draw:end-shape="id13" draw:end-glue-point="1" svg:d="M10800 1950h-1188v12816h-1189" svg:viewBox="0 0 2378 12817">
          <text:p/>
        </draw:connector>
        <draw:connector draw:style-name="gr10" draw:text-style-name="P3" draw:layer="layout" svg:x1="10.8cm" svg:y1="1.95cm" svg:x2="8.4cm" svg:y2="16.9cm" draw:start-shape="id5" draw:start-glue-point="3" draw:end-shape="id14" draw:end-glue-point="1" svg:d="M10800 1950h-1200v14950h-1200" svg:viewBox="0 0 2401 14951">
          <text:p/>
        </draw:connector>
        <draw:connector draw:style-name="gr10" draw:text-style-name="P3" draw:layer="layout" svg:x1="10.8cm" svg:y1="1.95cm" svg:x2="8.4cm" svg:y2="18.992cm" draw:start-shape="id5" draw:start-glue-point="3" draw:end-shape="id15" draw:end-glue-point="1" svg:d="M10800 1950h-1200v17042h-1200" svg:viewBox="0 0 2401 17043">
          <text:p/>
        </draw:connector>
        <draw:connector draw:style-name="gr10" draw:text-style-name="P3" draw:layer="layout" svg:x1="10.8cm" svg:y1="1.95cm" svg:x2="8.4cm" svg:y2="21cm" draw:start-shape="id5" draw:start-glue-point="3" draw:end-shape="id16" draw:end-glue-point="1" svg:d="M10800 1950h-1200v19050h-1200" svg:viewBox="0 0 2401 19051">
          <text:p/>
        </draw:connector>
        <draw:custom-shape draw:style-name="gr11" draw:text-style-name="P8" xml:id="id18" draw:id="id18" draw:layer="layout" svg:width="7.8cm" svg:height="2.1cm" svg:x="21.8cm" svg:y="15.3cm">
          <text:p text:style-name="P3"><text:span text:style-name="T1">expectancy</text:span><text:span text:style-name="T1"><text:line-break/></text:span><text:span text:style-name="T1">(::MOTIVATION)</text:span></text:p>
          <draw:enhanced-geometry svg:viewBox="0 0 21600 21600" draw:mirror-horizontal="false" draw:mirror-vertical="false" draw:type="rectangle" draw:enhanced-path="M 0 0 L 21600 0 21600 21600 0 21600 0 0 Z N"/>
        </draw:custom-shape>
        <draw:custom-shape draw:style-name="gr12" draw:text-style-name="P9" xml:id="id17" draw:id="id17" draw:layer="layout" svg:width="8cm" svg:height="2cm" svg:x="21.7cm" svg:y="12.4cm">
          <text:p text:style-name="P3"><text:span text:style-name="T3">BEHAVIOUR_BASE</text:span></text:p>
          <draw:enhanced-geometry svg:viewBox="0 0 21600 21600" draw:mirror-horizontal="false" draw:mirror-vertical="false" draw:type="rectangle" draw:enhanced-path="M 0 0 L 21600 0 21600 21600 0 21600 0 0 Z N"/>
        </draw:custom-shape>
        <draw:connector draw:style-name="gr13" draw:text-style-name="P6" draw:layer="layout" svg:x1="25.7cm" svg:y1="14.4cm" svg:x2="25.7cm" svg:y2="15.3cm" draw:start-shape="id17" draw:end-shape="id18" draw:end-glue-point="0" svg:d="M25700 14400v900" svg:viewBox="0 0 1 901">
          <text:p/>
        </draw:connector>
        <draw:connector draw:style-name="gr14" draw:text-style-name="P6" draw:layer="layout" draw:line-skew="0.55cm" svg:x1="25.7cm" svg:y1="17.4cm" svg:x2="12.05cm" svg:y2="17.6cm" draw:start-shape="id18" draw:start-glue-point="2" draw:end-shape="id4" draw:end-glue-point="3" svg:d="M25700 17400v1300h-13650v-1100" svg:viewBox="0 0 13651 1301">
          <text:p/>
        </draw:connector>
        <draw:connector draw:style-name="gr14" draw:text-style-name="P6" draw:layer="layout" draw:line-skew="0.55cm" svg:x1="25.7cm" svg:y1="17.4cm" svg:x2="14.8cm" svg:y2="17.6cm" draw:start-shape="id18" draw:start-glue-point="2" draw:end-shape="id3" draw:end-glue-point="3" svg:d="M25700 17400v1300h-10900v-1100" svg:viewBox="0 0 10901 1301">
          <text:p/>
        </draw:connector>
        <draw:connector draw:style-name="gr14" draw:text-style-name="P6" draw:layer="layout" draw:line-skew="0.55cm" svg:x1="25.7cm" svg:y1="17.4cm" svg:x2="17.6cm" svg:y2="17.6cm" draw:start-shape="id18" draw:end-shape="id1" draw:end-glue-point="3" svg:d="M25700 17400v1300h-8100v-1100" svg:viewBox="0 0 8101 1301">
          <text:p/>
        </draw:connector>
        <draw:custom-shape draw:style-name="gr15" draw:text-style-name="P4" xml:id="id19" draw:id="id19" draw:layer="layout" svg:width="4.4cm" svg:height="1.5cm" draw:transform="rotate (1.5707963267949) translate (21.877cm 9.9cm)">
          <text:p text:style-name="P3"><text:span text:style-name="T1">EAT_FOOD</text:span></text:p>
          <draw:enhanced-geometry svg:viewBox="0 0 21600 21600" draw:mirror-horizontal="false" draw:mirror-vertical="false" draw:type="rectangle" draw:enhanced-path="M 0 0 L 21600 0 21600 21600 0 21600 0 0 Z N"/>
        </draw:custom-shape>
        <draw:custom-shape draw:style-name="gr15" draw:text-style-name="P4" xml:id="id20" draw:id="id20" draw:layer="layout" svg:width="4.4cm" svg:height="1.5cm" draw:transform="rotate (1.5707963267949) translate (23.977cm 9.9cm)">
          <text:p text:style-name="P3"><text:span text:style-name="T1">REPRODUCE</text:span></text:p>
          <draw:enhanced-geometry svg:viewBox="0 0 21600 21600" draw:mirror-horizontal="false" draw:mirror-vertical="false" draw:type="rectangle" draw:enhanced-path="M 0 0 L 21600 0 21600 21600 0 21600 0 0 Z N"/>
        </draw:custom-shape>
        <draw:custom-shape draw:style-name="gr15" draw:text-style-name="P10" xml:id="id21" draw:id="id21" draw:layer="layout" svg:width="4.4cm" svg:height="1.5cm" draw:transform="rotate (1.5707963267949) translate (26.177cm 9.9cm)">
          <text:p text:style-name="P3"><text:span text:style-name="T4">APPROACH_CONSP</text:span></text:p>
          <draw:enhanced-geometry svg:viewBox="0 0 21600 21600" draw:mirror-horizontal="false" draw:mirror-vertical="false" draw:type="rectangle" draw:enhanced-path="M 0 0 L 21600 0 21600 21600 0 21600 0 0 Z N"/>
        </draw:custom-shape>
        <draw:custom-shape draw:style-name="gr15" draw:text-style-name="P4" xml:id="id22" draw:id="id22" draw:layer="layout" svg:width="4.4cm" svg:height="1.5cm" draw:transform="rotate (1.5707963267949) translate (28.477cm 9.9cm)">
          <text:p text:style-name="P3"><text:span text:style-name="T1">FREEZE</text:span></text:p>
          <draw:enhanced-geometry svg:viewBox="0 0 21600 21600" draw:mirror-horizontal="false" draw:mirror-vertical="false" draw:type="rectangle" draw:enhanced-path="M 0 0 L 21600 0 21600 21600 0 21600 0 0 Z N"/>
        </draw:custom-shape>
        <draw:custom-shape draw:style-name="gr15" draw:text-style-name="P4" xml:id="id23" draw:id="id23" draw:layer="layout" svg:width="4.4cm" svg:height="1.5cm" draw:transform="rotate (1.5707963267949) translate (30.677cm 9.9cm)">
          <text:p text:style-name="P3"><text:span text:style-name="T1">GO_UP_DEPTH</text:span></text:p>
          <draw:enhanced-geometry svg:viewBox="0 0 21600 21600" draw:mirror-horizontal="false" draw:mirror-vertical="false" draw:type="rectangle" draw:enhanced-path="M 0 0 L 21600 0 21600 21600 0 21600 0 0 Z N"/>
        </draw:custom-shape>
        <draw:custom-shape draw:style-name="gr15" draw:text-style-name="P4" xml:id="id24" draw:id="id24" draw:layer="layout" svg:width="4.4cm" svg:height="1.5cm" draw:transform="rotate (1.5707963267949) translate (32.977cm 9.9cm)">
          <text:p text:style-name="P3"><text:span text:style-name="T1">GO_DOWN_DEPTH</text:span></text:p>
          <draw:enhanced-geometry svg:viewBox="0 0 21600 21600" draw:mirror-horizontal="false" draw:mirror-vertical="false" draw:type="rectangle" draw:enhanced-path="M 0 0 L 21600 0 21600 21600 0 21600 0 0 Z N"/>
        </draw:custom-shape>
        <draw:connector draw:style-name="gr7" draw:text-style-name="P6" draw:layer="layout" draw:line-skew="-0.15cm" svg:x1="22.627cm" svg:y1="9.9cm" svg:x2="25.7cm" svg:y2="12.4cm" draw:start-shape="id19" draw:start-glue-point="3" draw:end-shape="id17" draw:end-glue-point="0" svg:d="M22627 9900v1100h3073v1400" svg:viewBox="0 0 3074 2501">
          <text:p/>
        </draw:connector>
        <draw:connector draw:style-name="gr7" draw:text-style-name="P6" draw:layer="layout" draw:line-skew="-0.15cm" svg:x1="24.727cm" svg:y1="9.9cm" svg:x2="25.7cm" svg:y2="12.4cm" draw:start-shape="id20" draw:start-glue-point="3" draw:end-shape="id17" draw:end-glue-point="0" svg:d="M24727 9900v1100h973v1400" svg:viewBox="0 0 974 2501">
          <text:p/>
        </draw:connector>
        <draw:connector draw:style-name="gr7" draw:text-style-name="P6" draw:layer="layout" draw:line-skew="-0.15cm" svg:x1="26.927cm" svg:y1="9.9cm" svg:x2="25.7cm" svg:y2="12.4cm" draw:start-shape="id21" draw:end-shape="id17" draw:end-glue-point="0" svg:d="M26927 9900v1100h-1227v1400" svg:viewBox="0 0 1228 2501">
          <text:p/>
        </draw:connector>
        <draw:connector draw:style-name="gr7" draw:text-style-name="P6" draw:layer="layout" draw:line-skew="-0.15cm" svg:x1="29.227cm" svg:y1="9.9cm" svg:x2="25.7cm" svg:y2="12.4cm" draw:start-shape="id22" draw:start-glue-point="3" draw:end-shape="id17" draw:end-glue-point="0" svg:d="M29227 9900v1100h-3527v1400" svg:viewBox="0 0 3528 2501">
          <text:p/>
        </draw:connector>
        <draw:connector draw:style-name="gr7" draw:text-style-name="P6" draw:layer="layout" draw:line-skew="-0.15cm" svg:x1="31.427cm" svg:y1="9.9cm" svg:x2="25.7cm" svg:y2="12.4cm" draw:start-shape="id23" draw:end-shape="id17" draw:end-glue-point="0" svg:d="M31427 9900v1100h-5727v1400" svg:viewBox="0 0 5728 2501">
          <text:p/>
        </draw:connector>
        <draw:connector draw:style-name="gr7" draw:text-style-name="P6" draw:layer="layout" draw:line-skew="-0.15cm" svg:x1="33.727cm" svg:y1="9.9cm" svg:x2="25.7cm" svg:y2="12.4cm" draw:start-shape="id24" draw:start-glue-point="3" draw:end-shape="id17" draw:end-glue-point="0" svg:d="M33727 9900v1100h-8027v1400" svg:viewBox="0 0 8028 2501">
          <text:p/>
        </draw:connector>
        <draw:frame draw:style-name="gr16" draw:text-style-name="P11" draw:layer="layout" svg:width="7.17cm" svg:height="0.858cm" svg:x="11.23cm" svg:y="4.942cm">
          <draw:text-box>
            <text:p text:style-name="P3"><text:span text:style-name="T3">STATE_MOTIVATION_BASE</text:span></text:p>
          </draw:text-box>
        </draw:frame>
        <draw:custom-shape draw:style-name="gr17" draw:text-style-name="P12" xml:id="id6" draw:id="id6" draw:layer="layout" svg:width="7.3cm" svg:height="0.75cm" svg:x="11.2cm" svg:y="6.45cm">
          <text:p text:style-name="P3"><text:span text:style-name="T5">(perception_component)</text:span></text:p>
          <draw:enhanced-geometry svg:viewBox="0 0 21600 21600" draw:mirror-horizontal="false" draw:mirror-vertical="false" draw:type="rectangle" draw:enhanced-path="M 0 0 L 21600 0 21600 21600 0 21600 0 0 Z N"/>
        </draw:custom-shape>
        <draw:custom-shape draw:style-name="gr18" draw:text-style-name="P12" xml:id="id25" draw:id="id25" draw:layer="layout" svg:width="6.6cm" svg:height="0.75cm" svg:x="11.5cm" svg:y="7.75cm">
          <text:p text:style-name="P3"><text:span text:style-name="T5">(attention_weights)</text:span></text:p>
          <draw:enhanced-geometry svg:viewBox="0 0 21600 21600" draw:mirror-horizontal="false" draw:mirror-vertical="false" draw:type="rectangle" draw:enhanced-path="M 0 0 L 21600 0 21600 21600 0 21600 0 0 Z N"/>
        </draw:custom-shape>
        <draw:connector draw:style-name="gr9" draw:text-style-name="P6" draw:layer="layout" draw:line-skew="-1.425cm 0.75cm" svg:x1="14.8cm" svg:y1="2.7cm" svg:x2="18.1cm" svg:y2="8.125cm" draw:start-shape="id5" draw:start-glue-point="2" draw:end-shape="id25" draw:end-glue-point="1" svg:d="M14800 2700v1100h4600v4325h-1300" svg:viewBox="0 0 4601 5426">
          <text:p/>
        </draw:connector>
        <draw:g>
          <draw:path draw:style-name="gr19" draw:text-style-name="P13" draw:layer="layout" svg:width="0.206cm" svg:height="0.493cm" draw:transform="rotate (-1.5707963267949) translate (36.0765cm 2.19978125cm)" svg:viewBox="0 0 207 494" svg:d="M38 494c-25-52-38-104-38-157 0-36 5-74 15-116s25-81 44-116 44-70 75-105h73c-32 36-58 72-77 107s-33 73-43 113c-10 41-15 78-15 114 0 53 13 106 39 160z">
            <text:p/>
          </draw:path>
          <draw:path draw:style-name="gr19" draw:text-style-name="P13" draw:layer="layout" svg:width="0.302cm" svg:height="0.348cm" draw:transform="rotate (-1.5707963267949) translate (36.042cm 2.447265625cm)" svg:viewBox="0 0 303 349" svg:d="M150 349h-150l68-349h135c32 0 57 6 74 17s26 28 26 50c0 25-8 46-22 64-15 17-37 29-65 34 25 3 44 10 57 21 13 12 19 27 19 46 0 14-3 28-9 43s-16 28-28 39c-13 12-28 20-46 26s-37 9-59 9zM223 86c0-20-12-29-36-29h-54l-16 82h55c28 0 45-14 50-41 1-5 1-9 1-12zM216 231c0-12-4-20-11-27-8-6-20-9-35-9h-64l-19 97h67c13 0 24-2 34-7 9-6 16-13 21-23s7-21 7-31z">
            <text:p/>
          </draw:path>
          <draw:path draw:style-name="gr19" draw:text-style-name="P13" draw:layer="layout" svg:width="0.272cm" svg:height="0.289cm" draw:transform="rotate (-1.5707963267949) translate (35.978cm 2.777703125cm)" svg:viewBox="0 0 273 290" svg:d="M112 290c-36 0-63-9-83-27-19-18-29-44-29-78 0-21 4-44 11-68 7-23 19-44 34-62 15-19 33-32 54-41 22-9 45-14 70-14 34 0 60 9 77 28 18 19 27 45 27 80 0 15-2 31-5 49l-1 2h-189c-2 9-3 17-3 26 0 18 5 32 13 42 9 10 21 14 37 14 13 0 25-2 36-8s19-14 24-25l67 6c-14 24-33 43-58 56-24 13-52 20-82 20zM159 46c-17 0-33 6-45 18-13 12-22 28-27 49h119l1-14c0-18-4-31-13-40s-21-13-35-13z">
            <text:p/>
          </draw:path>
          <draw:path draw:style-name="gr19" draw:text-style-name="P13" draw:layer="layout" svg:width="0.286cm" svg:height="0.383cm" draw:transform="rotate (-1.5707963267949) translate (36.0765cm 3.0838125cm)" svg:viewBox="0 0 287 384" svg:d="M115 160c14-21 29-37 46-47 17-9 35-14 56-14 46 0 70 23 70 69 0 12-2 25-4 39l-35 177h-72l31-161c3-13 4-24 4-33 0-12-3-21-8-27s-14-9-27-9c-18 0-33 7-47 22-13 15-22 34-27 58l-29 150h-73l74-384h73l-20 105c-2 12-6 27-11 46l-2 9z">
            <text:p/>
          </draw:path>
          <draw:path draw:style-name="gr19" draw:text-style-name="P13" draw:layer="layout" svg:width="0.271cm" svg:height="0.289cm" draw:transform="rotate (-1.5707963267949) translate (35.9780625cm 3.404171875cm)" svg:viewBox="0 0 272 290" svg:d="M72 290c-23 0-41-5-53-16-13-11-19-26-19-47 0-7 1-14 2-22 12-59 54-88 126-88h57l3-15c2-8 3-16 3-22 0-22-10-33-31-33-12 0-22 3-29 9s-13 16-17 29h-75c19-57 64-85 134-85 29 0 52 6 67 19 16 12 23 31 23 55 0 8 0 17-2 27l-20 101c-2 10-3 17-3 22 0 7 1 11 4 15 3 3 7 5 14 5 6 0 11-1 16-2l-7 39c-5 1-9 2-12 3-4 1-8 2-11 2-4 1-7 1-11 1-4 1-9 1-14 1-16 0-28-4-35-11-8-7-11-17-11-31v-11h-1c-15 19-30 34-46 42-16 9-33 13-52 13zM177 156h-34c-18 0-32 2-40 7-9 4-15 11-19 21s-6 20-6 30c0 17 8 25 25 25 16 0 32-6 46-20 13-13 22-30 26-49z">
            <text:p/>
          </draw:path>
          <draw:path draw:style-name="gr19" draw:text-style-name="P13" draw:layer="layout" svg:width="0.299cm" svg:height="0.279cm" draw:transform="rotate (-1.5707963267949) translate (35.972828125cm 3.744125cm)" svg:viewBox="0 0 300 280" svg:d="M138 280h-87l-51-280h77l22 161c2 10 4 31 6 65 11-23 21-44 32-64l87-162h76z">
            <text:p/>
          </draw:path>
          <draw:path draw:style-name="gr19" draw:text-style-name="P13" draw:layer="layout" svg:width="0.274cm" svg:height="0.383cm" draw:transform="rotate (-1.5707963267949) translate (36.077cm 4.029359375cm)" svg:viewBox="0 0 275 384" svg:d="M184 335c31 0 61 0 91 0-3 16-6 33-9 49-89 0-177 0-266 0 3-16 6-33 10-49 34 0 68 0 102 0 11-61 23-121 35-182-25 0-50 0-75 0 3-16 6-33 9-49 50 0 99 0 148 0-15 77-30 154-45 231zM166 54c4-18 7-36 10-54 25 0 49 0 73 0-3 18-7 36-10 54-25 0-49 0-73 0z">
            <text:p/>
          </draw:path>
          <draw:path draw:style-name="gr19" draw:text-style-name="P13" draw:layer="layout" svg:width="0.278cm" svg:height="0.289cm" draw:transform="rotate (-1.5707963267949) translate (35.978cm 4.363625cm)" svg:viewBox="0 0 279 290" svg:d="M110 290c-36 0-63-9-82-27s-28-44-28-77c0-32 7-63 21-93 13-31 33-54 58-69 25-16 54-24 89-24 74 0 111 33 111 99 0 13-2 28-5 46-9 46-28 82-56 107s-64 38-108 38zM203 100c0-17-3-30-10-38s-19-12-34-12c-18 0-33 6-45 17s-21 29-28 54c-7 24-10 46-10 66 0 36 14 53 43 53 18 0 34-5 46-17 11-12 21-30 28-55 7-26 10-48 10-68z">
            <text:p/>
          </draw:path>
          <draw:path draw:style-name="gr19" draw:text-style-name="P13" draw:layer="layout" svg:width="0.28cm" svg:height="0.284cm" draw:transform="rotate (-1.5707963267949) translate (35.973cm 4.684765625cm)" svg:viewBox="0 0 281 285" svg:d="M111 0l-31 157c-2 11-3 21-3 30 0 29 11 44 34 44 15 0 30-8 43-23 13-16 21-35 26-58l29-150h72l-42 217c-2 12-4 24-6 37s-3 22-4 26h-69c1-16 4-35 8-56h-2c-26 41-58 61-96 61-47 0-70-24-70-71 0-11 1-23 4-36l34-178z">
            <text:p/>
          </draw:path>
          <draw:path draw:style-name="gr19" draw:text-style-name="P13" draw:layer="layout" svg:width="0.268cm" svg:height="0.284cm" draw:transform="rotate (-1.5707963267949) translate (35.978cm 5.016453125cm)" svg:viewBox="0 0 269 285" svg:d="M257 66c-18-4-36-5-53-5-27 0-50 10-70 30s-33 47-40 81l-22 113h-72l35-181c4-24 7-49 7-75l-1-24h70c1 14 1 25 1 33 0 10 0 18-1 26h1c13-23 28-40 45-50 17-9 37-14 60-14 18 0 35 1 52 4z">
            <text:p/>
          </draw:path>
          <draw:path draw:style-name="gr19" draw:text-style-name="P13" draw:layer="layout" svg:width="0.271cm" svg:height="0.289cm" draw:transform="rotate (-1.5707963267949) translate (35.9780625cm 5.309171875cm)" svg:viewBox="0 0 272 290" svg:d="M72 290c-23 0-41-5-53-16-13-11-19-26-19-47 0-7 1-14 2-22 12-59 54-88 126-88h57l3-15c2-8 3-16 3-22 0-22-10-33-31-33-12 0-22 3-29 9s-13 16-17 29h-75c19-57 64-85 134-85 29 0 52 6 67 19 16 12 23 31 23 55 0 8 0 17-2 27l-20 101c-2 10-3 17-3 22 0 7 1 11 4 15 3 3 7 5 14 5 6 0 11-1 16-2l-7 39c-5 1-9 2-12 3-4 1-8 2-11 2-4 1-7 1-11 1-4 1-9 1-14 1-16 0-28-4-35-11-8-7-11-17-11-31v-11h-1c-15 19-30 34-46 42-16 9-33 13-52 13zM177 156h-34c-18 0-32 2-40 7-9 4-15 11-19 21s-6 20-6 30c0 17 8 25 25 25 16 0 32-6 46-20 13-13 22-30 26-49z">
            <text:p/>
          </draw:path>
          <draw:path draw:style-name="gr19" draw:text-style-name="P13" draw:layer="layout" svg:width="0.274cm" svg:height="0.383cm" draw:transform="rotate (-1.5707963267949) translate (36.077cm 5.617359375cm)" svg:viewBox="0 0 275 384" svg:d="M184 335c31 0 61 0 91 0-3 16-6 33-9 49-89 0-177 0-266 0 3-16 6-33 10-49 34 0 68 0 102 0 18-95 37-191 55-286-25 0-50 0-75 0 3-16 6-33 10-49 49 0 98 0 147 0-22 112-43 223-65 335z">
            <text:p/>
          </draw:path>
          <draw:path draw:style-name="gr19" draw:text-style-name="P13" draw:layer="layout" svg:width="0.268cm" svg:height="0.284cm" draw:transform="rotate (-1.5707963267949) translate (35.978cm 6.286453125cm)" svg:viewBox="0 0 269 285" svg:d="M257 66c-18-4-36-5-53-5-27 0-50 10-70 30s-33 47-40 81l-22 113h-72l35-181c4-24 7-49 7-75l-1-24h70c1 14 1 25 1 33 0 10 0 18-1 26h1c13-23 28-40 45-50 17-9 37-14 60-14 18 0 35 1 52 4z">
            <text:p/>
          </draw:path>
          <draw:path draw:style-name="gr19" draw:text-style-name="P13" draw:layer="layout" svg:width="0.272cm" svg:height="0.289cm" draw:transform="rotate (-1.5707963267949) translate (35.978cm 6.587703125cm)" svg:viewBox="0 0 273 290" svg:d="M112 290c-36 0-63-9-83-27-19-18-29-44-29-78 0-21 4-44 11-68 7-23 19-44 34-62 15-19 33-32 54-41 22-9 45-14 70-14 34 0 60 9 77 28 18 19 27 45 27 80 0 15-2 31-5 49l-1 2h-189c-2 9-3 17-3 26 0 18 5 32 13 42 9 10 21 14 37 14 13 0 25-2 36-8s19-14 24-25l67 6c-14 24-33 43-58 56-24 13-52 20-82 20zM159 46c-17 0-33 6-45 18-13 12-22 28-27 49h119l1-14c0-18-4-31-13-40s-21-13-35-13z">
            <text:p/>
          </draw:path>
          <draw:path draw:style-name="gr19" draw:text-style-name="P13" draw:layer="layout" svg:width="0.307cm" svg:height="0.394cm" draw:transform="rotate (-1.5707963267949) translate (35.978cm 6.873671875cm)" svg:viewBox="0 0 308 395" svg:d="M144 5v3c0 11-2 25-5 43h1c11-16 24-29 40-38s33-13 51-13c25 0 44 8 57 25s20 41 20 71c0 31-6 63-18 95s-28 57-48 74c-21 17-44 25-70 25-18 0-33-4-45-12-12-9-20-21-24-37h-1l-8 46-21 108h-73l64-329c2-10 5-30 10-61zM116 184c0 18 3 32 10 42s17 15 30 15c15 0 28-6 39-19 12-12 20-30 27-54 6-23 10-45 10-65 0-35-13-53-38-53-14 0-27 6-40 19-12 12-21 30-28 53-7 22-10 43-10 62z">
            <text:p/>
          </draw:path>
          <draw:path draw:style-name="gr19" draw:text-style-name="P13" draw:layer="layout" svg:width="0.272cm" svg:height="0.289cm" draw:transform="rotate (-1.5707963267949) translate (35.978cm 7.222703125cm)" svg:viewBox="0 0 273 290" svg:d="M112 290c-36 0-63-9-83-27-19-18-29-44-29-78 0-21 4-44 11-68 7-23 19-44 34-62 15-19 33-32 54-41 22-9 45-14 70-14 34 0 60 9 77 28 18 19 27 45 27 80 0 15-2 31-5 49l-1 2h-189c-2 9-3 17-3 26 0 18 5 32 13 42 9 10 21 14 37 14 13 0 25-2 36-8s19-14 24-25l67 6c-14 24-33 43-58 56-24 13-52 20-82 20zM159 46c-17 0-33 6-45 18-13 12-22 28-27 49h119l1-14c0-18-4-31-13-40s-21-13-35-13z">
            <text:p/>
          </draw:path>
          <draw:path draw:style-name="gr19" draw:text-style-name="P13" draw:layer="layout" svg:width="0.268cm" svg:height="0.284cm" draw:transform="rotate (-1.5707963267949) translate (35.978cm 7.556453125cm)" svg:viewBox="0 0 269 285" svg:d="M257 66c-18-4-36-5-53-5-27 0-50 10-70 30s-33 47-40 81l-22 113h-72l35-181c4-24 7-49 7-75l-1-24h70c1 14 1 25 1 33 0 10 0 18-1 26h1c13-23 28-40 45-50 17-9 37-14 60-14 18 0 35 1 52 4z">
            <text:p/>
          </draw:path>
          <draw:path draw:style-name="gr19" draw:text-style-name="P13" draw:layer="layout" svg:width="0.223cm" svg:height="0.355cm" draw:transform="rotate (-1.5707963267949) translate (36.0455cm 7.89515625cm)" svg:viewBox="0 0 224 356" svg:d="M43 122h-43l10-49h46l37-73h46l-14 73h99l-10 49h-99l-27 137c-2 10-2 17-2 21 0 10 3 16 9 21 6 4 16 6 29 6 21 0 44-3 67-7l-9 48c-7 1-13 3-20 4-6 1-13 2-20 2-6 1-13 1-21 2-7-1-16-1-24 0-28-1-49-5-64-15-14-10-22-26-22-47 0-5 1-10 2-16s11-58 30-156z">
            <text:p/>
          </draw:path>
          <draw:path draw:style-name="gr19" draw:text-style-name="P13" draw:layer="layout" svg:width="0.278cm" svg:height="0.289cm" draw:transform="rotate (-1.5707963267949) translate (35.978cm 8.173625cm)" svg:viewBox="0 0 279 290" svg:d="M110 290c-36 0-63-9-82-27s-28-44-28-77c0-32 7-63 21-93 13-31 33-54 58-69 24-16 54-24 89-24 74 0 111 33 111 99 0 13-2 28-5 46-9 46-28 82-56 107s-64 38-108 38zM203 100c0-17-3-30-10-38s-19-12-34-12c-18 0-33 6-45 17s-21 29-28 54c-7 24-10 46-10 66 0 36 14 53 43 53 18 0 34-5 46-17 11-12 21-30 28-55 7-26 10-48 10-68z">
            <text:p/>
          </draw:path>
          <draw:path draw:style-name="gr19" draw:text-style-name="P13" draw:layer="layout" svg:width="0.274cm" svg:height="0.383cm" draw:transform="rotate (-1.5707963267949) translate (36.077cm 8.474359375cm)" svg:viewBox="0 0 275 384" svg:d="M184 335c31 0 61 0 91 0-3 16-6 33-9 49-89 0-177 0-266 0 3-16 6-33 10-49 34 0 68 0 102 0 11-61 23-121 35-182-25 0-50 0-75 0 3-16 6-33 9-49 50 0 99 0 148 0-15 77-30 154-45 231zM166 54c4-18 7-36 10-54 25 0 49 0 73 0-3 18-7 36-10 54-25 0-49 0-73 0z">
            <text:p/>
          </draw:path>
          <draw:path draw:style-name="gr19" draw:text-style-name="P13" draw:layer="layout" svg:width="0.268cm" svg:height="0.284cm" draw:transform="rotate (-1.5707963267949) translate (35.978cm 8.826453125cm)" svg:viewBox="0 0 269 285" svg:d="M257 66c-18-4-36-5-53-5-27 0-50 10-70 30s-33 47-40 81l-22 113h-72l35-181c4-24 7-49 7-75l-1-24h70c1 14 1 25 1 33 0 10 0 18-1 26h1c13-23 28-40 45-50 17-9 37-14 60-14 18 0 35 1 52 4z">
            <text:p/>
          </draw:path>
          <draw:path draw:style-name="gr19" draw:text-style-name="P13" draw:layer="layout" svg:width="0.272cm" svg:height="0.289cm" draw:transform="rotate (-1.5707963267949) translate (35.978cm 9.127703125cm)" svg:viewBox="0 0 273 290" svg:d="M112 290c-36 0-63-9-83-27-19-18-29-44-29-78 0-21 4-44 11-68 7-23 19-44 34-62 15-19 33-32 54-41 22-9 45-14 70-14 34 0 60 9 77 28 18 19 27 45 27 80 0 15-2 31-5 49l-1 2h-189c-2 9-3 17-3 26 0 18 5 32 13 42 9 10 21 14 37 14 13 0 25-2 36-8s19-14 24-25l67 6c-14 24-33 43-58 56-24 13-52 20-82 20zM159 46c-17 0-33 6-45 18-13 12-22 28-27 49h119l1-14c0-18-4-31-13-40s-21-13-35-13z">
            <text:p/>
          </draw:path>
          <draw:path draw:style-name="gr19" draw:text-style-name="P13" draw:layer="layout" svg:width="0.206cm" svg:height="0.493cm" draw:transform="rotate (-1.5707963267949) translate (36.0765cm 9.454734375cm)" svg:viewBox="0 0 207 494" svg:d="M0 494c33-37 58-73 77-108s34-73 43-113c10-41 15-78 15-113 0-28-3-55-10-81-6-26-16-52-29-79h72c26 51 39 103 39 156 0 35-5 73-15 114-9 42-24 81-43 116-19 36-44 72-76 108z">
            <text:p/>
          </draw:path>
        </draw:g>
        <draw:custom-shape draw:style-name="gr20" draw:text-style-name="P14" xml:id="id27" draw:id="id27" draw:layer="layout" svg:width="7.2cm" svg:height="2.2cm" svg:x="11.2cm" svg:y="20.5cm">
          <text:p text:style-name="P3"><text:span text:style-name="T6">motivations </text:span><text:span text:style-name="T6"><text:line-break/></text:span><text:span text:style-name="T6">(::MOTIVATION)</text:span></text:p>
          <draw:enhanced-geometry svg:viewBox="0 0 21600 21600" draw:type="rectangle" draw:enhanced-path="M 0 0 L 21600 0 21600 21600 0 21600 0 0 Z N"/>
        </draw:custom-shape>
        <draw:custom-shape draw:style-name="gr21" draw:text-style-name="P1" draw:layer="layout" svg:width="21.5cm" svg:height="3.9cm" svg:x="21.4cm" svg:y="19.7cm">
          <text:p/>
          <draw:enhanced-geometry svg:viewBox="0 0 21600 21600" draw:mirror-horizontal="false" draw:mirror-vertical="false" draw:type="rectangle" draw:enhanced-path="M 0 0 L 21600 0 21600 21600 0 21600 0 0 Z N"/>
        </draw:custom-shape>
        <draw:connector draw:style-name="gr22" draw:text-style-name="P6" draw:layer="layout" svg:x1="24.7cm" svg:y1="21.6cm" svg:x2="18.4cm" svg:y2="21.6cm" draw:start-shape="id26" draw:start-glue-point="3" draw:end-shape="id27" draw:end-glue-point="1" svg:d="M24700 21600h-6300" svg:viewBox="0 0 6301 1">
          <text:p/>
        </draw:connector>
        <draw:custom-shape draw:style-name="gr23" draw:text-style-name="P16" xml:id="id31" draw:id="id31" draw:layer="layout" svg:width="3.9cm" svg:height="1.6cm" svg:x="21.577cm" svg:y="3cm">
          <text:p text:style-name="P15"><text:span text:style-name="T7">Functions:</text:span></text:p>
          <text:p text:style-name="P15"><text:span text:style-name="T7">(1) Neuronal response</text:span></text:p>
          <text:p text:style-name="P15"><text:span text:style-name="T7">(2) Modulation</text:span></text:p>
          <text:p text:style-name="P15"><text:span text:style-name="T7">(3) Summator</text:span></text:p>
          <draw:enhanced-geometry svg:viewBox="0 0 21600 21600" draw:glue-points="10800 0 0 10800 10800 21600 21600 10800 ?f40 ?f41" draw:text-areas="0 0 21600 21600" draw:type="rectangular-callout" draw:modifiers="3770.72545501154 32541.66146158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6" xml:id="id33" draw:id="id33" draw:layer="layout" svg:width="3.9cm" svg:height="1.6cm" svg:x="30.677cm" svg:y="3cm">
          <text:p text:style-name="P15"><text:span text:style-name="T7">Functions:</text:span></text:p>
          <text:p text:style-name="P15"><text:span text:style-name="T7">(1) Neuronal response</text:span></text:p>
          <text:p text:style-name="P15"><text:span text:style-name="T7">(2) Modulation</text:span></text:p>
          <text:p text:style-name="P15"><text:span text:style-name="T7">(3) Summator</text:span></text:p>
          <draw:enhanced-geometry svg:viewBox="0 0 21600 21600" draw:glue-points="10800 0 0 10800 10800 21600 21600 10800 ?f40 ?f41" draw:text-areas="0 0 21600 21600" draw:type="rectangular-callout" draw:modifiers="2929.09510381953 32541.66146158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6" xml:id="id32" draw:id="id32" draw:layer="layout" svg:width="3.9cm" svg:height="1.6cm" svg:x="26.077cm" svg:y="3cm">
          <text:p text:style-name="P15"><text:span text:style-name="T7">Functions:</text:span></text:p>
          <text:p text:style-name="P15"><text:span text:style-name="T7">(1) Neuronal response</text:span></text:p>
          <text:p text:style-name="P15"><text:span text:style-name="T7">(2) Modulation</text:span></text:p>
          <text:p text:style-name="P15"><text:span text:style-name="T7">(3) Summator</text:span></text:p>
          <draw:enhanced-geometry svg:viewBox="0 0 21600 21600" draw:glue-points="10800 0 0 10800 10800 21600 21600 10800 ?f40 ?f41" draw:text-areas="0 0 21600 21600" draw:type="rectangular-callout" draw:modifiers="3111.81748269674 31961.52404747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4" xml:id="id7" draw:id="id7" draw:layer="layout" svg:width="6.9cm" svg:height="1.2cm" svg:x="1.477cm" svg:y="0.599cm">
          <text:p text:style-name="P3"><text:span text:style-name="T1">PERCEPT_LIGHT</text:span></text:p>
          <draw:enhanced-geometry svg:viewBox="0 0 21600 21600" draw:type="rectangle" draw:enhanced-path="M 0 0 L 21600 0 21600 21600 0 21600 0 0 Z N"/>
        </draw:custom-shape>
        <draw:custom-shape draw:style-name="gr25" draw:text-style-name="P4" xml:id="id8" draw:id="id8" draw:layer="layout" svg:width="6.9cm" svg:height="1.248cm" svg:x="1.454cm" svg:y="2.491cm">
          <text:p text:style-name="P3"><text:span text:style-name="T1">PERCEPT_DEPTH</text:span></text:p>
          <draw:enhanced-geometry svg:viewBox="0 0 21600 21600" draw:type="rectangle" draw:enhanced-path="M 0 0 L 21600 0 21600 21600 0 21600 0 0 Z N"/>
        </draw:custom-shape>
        <draw:custom-shape draw:style-name="gr26" draw:text-style-name="P4" xml:id="id9" draw:id="id9" draw:layer="layout" svg:width="6.9cm" svg:height="1.095cm" svg:x="1.477cm" svg:y="4.399cm">
          <text:p text:style-name="P3"><text:span text:style-name="T1">PERCEPT_FOOD</text:span></text:p>
          <draw:enhanced-geometry svg:viewBox="0 0 21600 21600" draw:type="rectangle" draw:enhanced-path="M 0 0 L 21600 0 21600 21600 0 21600 0 0 Z N"/>
        </draw:custom-shape>
        <draw:custom-shape draw:style-name="gr27" draw:text-style-name="P4" xml:id="id10" draw:id="id10" draw:layer="layout" svg:width="6.9cm" svg:height="1.244cm" svg:x="1.477cm" svg:y="6.199cm">
          <text:p text:style-name="P3"><text:span text:style-name="T1">PERCEPT_CONSPECIFICS</text:span></text:p>
          <draw:enhanced-geometry svg:viewBox="0 0 21600 21600" draw:type="rectangle" draw:enhanced-path="M 0 0 L 21600 0 21600 21600 0 21600 0 0 Z N"/>
        </draw:custom-shape>
        <draw:custom-shape draw:style-name="gr28" draw:text-style-name="P4" xml:id="id11" draw:id="id11" draw:layer="layout" svg:width="6.9cm" svg:height="1.232cm" svg:x="1.5cm" svg:y="10.1cm">
          <text:p text:style-name="P3"><text:span text:style-name="T1">PERCEPT_PREDATORS</text:span></text:p>
          <draw:enhanced-geometry svg:viewBox="0 0 21600 21600" draw:type="rectangle" draw:enhanced-path="M 0 0 L 21600 0 21600 21600 0 21600 0 0 Z N"/>
        </draw:custom-shape>
        <draw:custom-shape draw:style-name="gr29" draw:text-style-name="P4" xml:id="id12" draw:id="id12" draw:layer="layout" svg:width="6.9cm" svg:height="1.201cm" svg:x="1.5cm" svg:y="12cm">
          <text:p text:style-name="P3"><text:span text:style-name="T1">PERCEPT_STOMACH</text:span></text:p>
          <draw:enhanced-geometry svg:viewBox="0 0 21600 21600" draw:type="rectangle" draw:enhanced-path="M 0 0 L 21600 0 21600 21600 0 21600 0 0 Z N"/>
        </draw:custom-shape>
        <draw:custom-shape draw:style-name="gr30" draw:text-style-name="P4" xml:id="id13" draw:id="id13" draw:layer="layout" svg:width="6.9cm" svg:height="1.169cm" svg:x="1.523cm" svg:y="14.182cm">
          <text:p text:style-name="P3"><text:span text:style-name="T1">PERCEPT_BODY_MASS</text:span></text:p>
          <draw:enhanced-geometry svg:viewBox="0 0 21600 21600" draw:type="rectangle" draw:enhanced-path="M 0 0 L 21600 0 21600 21600 0 21600 0 0 Z N"/>
        </draw:custom-shape>
        <draw:custom-shape draw:style-name="gr31" draw:text-style-name="P4" xml:id="id15" draw:id="id15" draw:layer="layout" svg:width="6.9cm" svg:height="1.216cm" svg:x="1.5cm" svg:y="18.384cm">
          <text:p text:style-name="P3"><text:span text:style-name="T1">PERCEPT_ENERGY</text:span></text:p>
          <draw:enhanced-geometry svg:viewBox="0 0 21600 21600" draw:type="rectangle" draw:enhanced-path="M 0 0 L 21600 0 21600 21600 0 21600 0 0 Z N"/>
        </draw:custom-shape>
        <draw:custom-shape draw:style-name="gr24" draw:text-style-name="P4" xml:id="id16" draw:id="id16" draw:layer="layout" svg:width="6.9cm" svg:height="1.2cm" svg:x="1.5cm" svg:y="20.4cm">
          <text:p text:style-name="P3"><text:span text:style-name="T1">PERCEPT_AGE</text:span></text:p>
          <draw:enhanced-geometry svg:viewBox="0 0 21600 21600" draw:type="rectangle" draw:enhanced-path="M 0 0 L 21600 0 21600 21600 0 21600 0 0 Z N"/>
        </draw:custom-shape>
        <draw:custom-shape draw:style-name="gr24" draw:text-style-name="P17" xml:id="id28" draw:id="id28" draw:layer="layout" svg:width="6.9cm" svg:height="1.2cm" svg:x="1.5cm" svg:y="22.3cm">
          <text:p text:style-name="P3"><text:span text:style-name="T8">MEMORY_PERCEPTUAL</text:span></text:p>
          <draw:enhanced-geometry svg:viewBox="0 0 21600 21600" draw:type="rectangle" draw:enhanced-path="M 0 0 L 21600 0 21600 21600 0 21600 0 0 Z N"/>
        </draw:custom-shape>
        <draw:frame draw:style-name="gr32" draw:text-style-name="P18" draw:layer="layout" svg:width="7.157cm" svg:height="0.962cm" draw:transform="rotate (1.5707963267949) translate (0.438cm 14.857cm)">
          <draw:text-box>
            <text:p><text:span text:style-name="T9">Perception components</text:span></text:p>
          </draw:text-box>
        </draw:frame>
        <draw:custom-shape draw:style-name="gr24" draw:text-style-name="P4" xml:id="id14" draw:id="id14" draw:layer="layout" svg:width="6.9cm" svg:height="1.2cm" svg:x="1.5cm" svg:y="16.3cm">
          <text:p text:style-name="P3"><text:span text:style-name="T1">PERCEPT_REPRFACT</text:span></text:p>
          <draw:enhanced-geometry svg:viewBox="0 0 21600 21600" draw:mirror-horizontal="false" draw:mirror-vertical="false" draw:type="rectangle" draw:enhanced-path="M 0 0 L 21600 0 21600 21600 0 21600 0 0 Z N"/>
        </draw:custom-shape>
        <draw:connector draw:style-name="gr10" draw:text-style-name="P3" draw:layer="layout" svg:x1="10.8cm" svg:y1="1.95cm" svg:x2="8.4cm" svg:y2="22.9cm" draw:start-shape="id5" draw:start-glue-point="3" draw:end-shape="id28" draw:end-glue-point="1" svg:d="M10800 1950h-1200v20950h-1200" svg:viewBox="0 0 2401 20951">
          <text:p/>
        </draw:connector>
        <draw:custom-shape draw:style-name="gr28" draw:text-style-name="P4" xml:id="id29" draw:id="id29" draw:layer="layout" svg:width="6.9cm" svg:height="1.232cm" svg:x="1.5cm" svg:y="8.2cm">
          <text:p text:style-name="P3"><text:span text:style-name="T1">PERCEPT_PRED_DIR</text:span></text:p>
          <draw:enhanced-geometry svg:viewBox="0 0 21600 21600" draw:type="rectangle" draw:enhanced-path="M 0 0 L 21600 0 21600 21600 0 21600 0 0 Z N"/>
        </draw:custom-shape>
        <draw:connector draw:style-name="gr10" draw:text-style-name="P3" draw:layer="layout" svg:x1="10.8cm" svg:y1="1.95cm" svg:x2="8.4cm" svg:y2="8.816cm" draw:start-shape="id5" draw:start-glue-point="3" draw:end-shape="id29" draw:end-glue-point="1" svg:d="M10800 1950h-1200v6866h-1200" svg:viewBox="0 0 2401 6867">
          <text:p/>
        </draw:connector>
        <draw:connector draw:style-name="gr14" draw:text-style-name="P6" draw:layer="layout" draw:line-skew="-1.475cm" svg:x1="37.2cm" svg:y1="15.9cm" svg:x2="23.527cm" svg:y2="3cm" draw:start-shape="id30" draw:start-glue-point="0" draw:end-shape="id31" draw:end-glue-point="4" svg:d="M37200 15900v-14900h-13673v2000" svg:viewBox="0 0 13674 14901">
          <text:p/>
        </draw:connector>
        <draw:connector draw:style-name="gr14" draw:text-style-name="P6" draw:layer="layout" draw:line-skew="-1.475cm" svg:x1="37.2cm" svg:y1="15.9cm" svg:x2="28.027cm" svg:y2="3cm" draw:start-shape="id30" draw:start-glue-point="0" draw:end-shape="id32" draw:end-glue-point="4" svg:d="M37200 15900v-14900h-9173v2000" svg:viewBox="0 0 9174 14901">
          <text:p/>
        </draw:connector>
        <draw:custom-shape draw:style-name="gr33" draw:text-style-name="P19" xml:id="id34" draw:id="id34" draw:layer="layout" svg:width="6cm" svg:height="2.2cm" svg:x="34.177cm" svg:y="20.5cm">
          <text:p text:style-name="P3"><text:span text:style-name="T10">GOS</text:span></text:p>
          <draw:enhanced-geometry svg:viewBox="0 0 21600 21600" draw:mirror-horizontal="false" draw:mirror-vertical="false" draw:type="rectangle" draw:enhanced-path="M 0 0 L 21600 0 21600 21600 0 21600 0 0 Z N"/>
        </draw:custom-shape>
        <draw:custom-shape draw:style-name="gr33" draw:text-style-name="P19" xml:id="id26" draw:id="id26" draw:layer="layout" svg:width="6cm" svg:height="2.2cm" svg:x="24.7cm" svg:y="20.5cm">
          <text:p text:style-name="P3"><text:span text:style-name="T10">APPRAISAL</text:span></text:p>
          <draw:enhanced-geometry svg:viewBox="0 0 21600 21600" draw:type="rectangle" draw:enhanced-path="M 0 0 L 21600 0 21600 21600 0 21600 0 0 Z N"/>
        </draw:custom-shape>
        <draw:custom-shape draw:style-name="gr34" draw:text-style-name="P1" draw:layer="layout" svg:width="9.723cm" svg:height="6.6cm" svg:x="33.177cm" svg:y="13.5cm">
          <text:p/>
          <draw:enhanced-geometry svg:viewBox="0 0 21600 21600" draw:type="rectangle" draw:enhanced-path="M 0 0 L 21600 0 21600 21600 0 21600 0 0 Z N"/>
        </draw:custom-shape>
        <draw:custom-shape draw:style-name="gr35" draw:text-style-name="P20" xml:id="id30" draw:id="id30" draw:layer="layout" svg:width="6cm" svg:height="2.2cm" svg:x="34.2cm" svg:y="15.9cm">
          <text:p text:style-name="P3"><text:span text:style-name="T11">BEHAVIOUR</text:span></text:p>
          <draw:enhanced-geometry svg:viewBox="0 0 21600 21600" draw:mirror-horizontal="false" draw:mirror-vertical="false" draw:type="rectangle" draw:enhanced-path="M 0 0 L 21600 0 21600 21600 0 21600 0 0 Z N"/>
        </draw:custom-shape>
        <draw:connector draw:style-name="gr14" draw:text-style-name="P6" draw:layer="layout" draw:line-skew="-1.475cm" svg:x1="37.2cm" svg:y1="15.9cm" svg:x2="32.627cm" svg:y2="3cm" draw:start-shape="id30" draw:start-glue-point="0" draw:end-shape="id33" draw:end-glue-point="4" svg:d="M37200 15900v-14900h-4573v2000" svg:viewBox="0 0 4574 14901">
          <text:p/>
        </draw:connector>
        <draw:connector draw:style-name="gr36" draw:text-style-name="P6" draw:layer="layout" svg:x1="37.177cm" svg:y1="20.5cm" svg:x2="37.2cm" svg:y2="18.1cm" draw:start-shape="id34" draw:start-glue-point="0" draw:end-shape="id30" svg:d="M37177 20500v-1200h23v-1200" svg:viewBox="0 0 24 2401">
          <text:p/>
        </draw:connector>
        <draw:g>
          <draw:path draw:style-name="gr37" draw:text-style-name="P21" draw:layer="layout" svg:width="0.449cm" svg:height="0.534cm" draw:transform="rotate (-1.5707963267949) translate (42.671171875cm 14.10671875cm)" svg:viewBox="0 0 450 535" svg:d="M255 59c-30 159-61 317-92 476-24 0-48 0-72 0 31-159 62-317 92-476-61 0-122 0-183 0 4-20 8-39 11-59 147 0 293 0 439 0-4 20-7 39-11 59-61 0-122 0-184 0z">
            <text:p/>
          </draw:path>
          <draw:path draw:style-name="gr37" draw:text-style-name="P21" draw:layer="layout" svg:width="0.382cm" svg:height="0.562cm" draw:transform="rotate (-1.5707963267949) translate (42.7cm 14.523890625cm)" svg:viewBox="0 0 383 563" svg:d="M132 223c21-29 42-50 63-61s46-17 76-17c37 0 65 10 84 28s28 45 28 80c0 16-3 37-8 62l-48 248h-69l48-245c5-22 7-41 7-57 0-42-23-63-68-63-32 0-60 12-84 36-24 25-40 58-48 99l-45 230h-68l109-563h68l-28 146c-5 26-11 51-18 77z">
            <text:p/>
          </draw:path>
          <draw:path draw:style-name="gr37" draw:text-style-name="P21" draw:layer="layout" svg:width="0.376cm" svg:height="0.424cm" draw:transform="rotate (-1.5707963267949) translate (42.5544375cm 14.969140625cm)" svg:viewBox="0 0 377 425" svg:d="M71 227c-2 9-3 23-4 43 0 33 9 59 26 77 16 18 42 27 76 27 24 0 46-6 66-18s36-29 47-50l52 24c-18 33-42 57-70 73-29 15-63 22-103 22-51 0-91-14-119-42s-42-68-42-119 9-96 27-136c18-41 43-72 76-94 32-23 69-34 110-34 51 0 92 13 120 39 29 26 44 63 44 110 0 27-3 53-9 78zM307 174l2-27c0-31-8-55-25-72-16-16-39-25-70-25-34 0-62 11-85 33-23 21-40 52-49 91z">
            <text:p/>
          </draw:path>
          <draw:path draw:style-name="gr37" draw:text-style-name="P21" draw:layer="layout" svg:width="0.404cm" svg:height="0.424cm" draw:transform="rotate (-1.5707963267949) translate (42.55440625cm 15.594796875cm)" svg:viewBox="0 0 405 425" svg:d="M334 420c-25 0-45-5-58-15-14-11-21-25-21-42 0-9 1-17 2-24h-2c-21 33-42 56-63 68s-46 18-76 18c-35 0-63-10-84-31-21-22-32-49-32-82 0-47 16-83 48-107 33-24 85-36 157-36h72c6-24 8-41 8-50 0-33-16-50-48-50-24 0-41 5-53 14-11 9-19 23-24 40l-99-12c8-36 28-64 58-83s70-28 120-28c52 0 91 9 115 28 24 18 37 46 37 84 0 9-3 29-9 59l-27 134c-2 12-3 21-3 27 0 7 1 11 3 14 3 4 6 6 9 8 3 1 7 2 10 3 3 0 6 0 8 0 7 0 15-1 23-3l-5 60c-11 4-22 6-32 6-11 0-22 0-34 0zM266 227h-62c-29 0-53 6-70 18s-25 28-25 49c0 18 5 32 15 42s23 15 40 15c21 0 40-8 57-24 17-17 29-38 36-65z">
            <text:p/>
          </draw:path>
          <draw:path draw:style-name="gr37" draw:text-style-name="P21" draw:layer="layout" svg:width="0.462cm" svg:height="0.578cm" draw:transform="rotate (-1.5707963267949) translate (42.554828125cm 16.02034375cm)" svg:viewBox="0 0 463 579" svg:d="M166 579c-50 0-89-9-116-26-27-18-44-45-50-82l107-11c7 32 31 48 71 48 28 0 50-7 65-22 16-15 28-41 36-79 5-24 9-46 12-66h-1c-16 23-30 39-42 49s-25 17-40 23c-15 5-32 8-52 8-39 0-70-13-94-38-23-26-35-59-35-100 0-51 8-100 24-147 16-46 38-81 67-103 28-22 64-33 107-33 30 0 55 7 77 21 21 14 35 34 42 58h1c1-7 4-21 9-40s8-30 9-32h100l-7 32-11 55-63 320c-12 59-35 101-69 127-34 25-83 38-147 38zM323 157c0-26-6-47-19-62-14-15-32-22-56-22-19 0-35 4-47 12-13 8-23 21-32 39s-16 42-22 72c-5 29-8 53-8 71 0 51 22 76 65 76 23 0 43-9 62-26 18-17 32-40 42-69s15-59 15-91z">
            <text:p/>
          </draw:path>
          <draw:path draw:style-name="gr37" draw:text-style-name="P21" draw:layer="layout" svg:width="0.385cm" svg:height="0.425cm" draw:transform="rotate (-1.5707963267949) translate (42.554515625cm 16.520875cm)" svg:viewBox="0 0 386 426" svg:d="M112 237c-2 10-3 21-3 34 0 27 6 48 18 62 11 14 29 21 52 21 37 0 64-21 81-64l92 28c-19 40-42 68-70 84s-65 24-110 24c-54 0-96-15-127-44-30-29-45-70-45-123 0-52 9-98 27-137s44-70 78-91c33-21 72-31 116-31 53 0 93 14 122 41s43 65 43 115c0 25-3 52-9 81zM288 167l1-22c0-27-7-46-19-59-13-12-29-18-49-18-24 0-45 8-61 25-17 17-29 41-36 74z">
            <text:p/>
          </draw:path>
          <draw:path draw:style-name="gr37" draw:text-style-name="P21" draw:layer="layout" svg:width="0.427cm" svg:height="0.416cm" draw:transform="rotate (-1.5707963267949) translate (42.55440625cm 16.942265625cm)" svg:viewBox="0 0 428 417" svg:d="M266 417l45-225c7-31 10-52 10-63 0-32-19-49-58-49-25 0-49 11-71 32-21 20-35 46-40 76l-45 229h-107l63-322c4-20 9-50 14-88h102c0 2-1 13-4 32-2 19-4 32-5 38h1c19-26 40-45 63-58 22-13 49-19 78-19 39 0 68 9 87 28 19 18 29 45 29 80 0 6-1 16-2 30-2 14-4 24-6 32l-48 247z">
            <text:p/>
          </draw:path>
          <draw:path draw:style-name="gr37" draw:text-style-name="P21" draw:layer="layout" svg:width="0.251cm" svg:height="0.512cm" draw:transform="rotate (-1.5707963267949) translate (42.644cm 17.43559375cm)" svg:viewBox="0 0 252 513" svg:d="M110 513c-31 0-56-7-73-22s-26-36-26-63c0-18 2-38 6-60l39-199h-56l14-72h61l52-97h67l-18 97h76l-13 72h-78l-39 203c-3 14-4 25-4 33 0 12 3 21 9 26 6 6 14 9 24 9 8 0 22-2 41-5l-12 69c-21 6-44 9-70 9z">
            <text:p/>
          </draw:path>
          <draw:path draw:style-name="gr37" draw:text-style-name="P21" draw:layer="layout" svg:width="0.353cm" svg:height="0.424cm" draw:transform="rotate (-1.5707963267949) translate (42.55446875cm 17.902390625cm)" svg:viewBox="0 0 354 425" svg:d="M152 372c52 0 89-29 110-88l59 19c-31 82-87 122-170 122-49 0-86-13-112-41-26-27-39-66-39-116s9-97 27-141c19-43 43-76 73-96 30-21 67-31 111-31 43 0 77 11 102 32 25 22 38 51 41 89l-67 9c-2-24-9-43-23-57-14-13-32-20-55-20-32 0-57 9-77 26s-35 44-46 81c-11 38-16 74-16 110 0 68 27 102 82 102z">
            <text:p/>
          </draw:path>
          <draw:path draw:style-name="gr37" draw:text-style-name="P21" draw:layer="layout" svg:width="0.176cm" svg:height="0.562cm" draw:transform="rotate (-1.5707963267949) translate (42.7cm 18.2785cm)" svg:viewBox="0 0 177 563" svg:d="M0 563c36-188 73-375 109-563 23 0 46 0 68 0-36 188-73 375-109 563-23 0-45 0-68 0z">
            <text:p/>
          </draw:path>
          <draw:path draw:style-name="gr37" draw:text-style-name="P21" draw:layer="layout" svg:width="0.387cm" svg:height="0.425cm" draw:transform="rotate (-1.5707963267949) translate (42.554953125cm 18.4574375cm)" svg:viewBox="0 0 388 426" svg:d="M334 422c-24 0-41-5-52-15-10-9-16-24-16-43l2-24h-2c-21 32-43 54-65 67-23 13-50 19-82 19-35 0-64-11-86-32s-33-48-33-81c0-47 17-83 50-107 34-24 87-36 160-36h88c5-25 7-42 7-49 0-24-6-41-20-52-13-11-32-17-55-17-30 0-53 5-69 16-15 11-26 27-33 50l-67-11c11-38 31-65 59-82s66-25 113-25c44 0 78 10 103 30 25 21 38 48 38 82 0 16-3 36-8 60l-28 143c-2 12-4 23-4 33 0 19 10 28 31 28 7 0 14-1 23-2l-6 42c-16 4-33 6-48 6zM289 217h-75c-30 0-54 2-71 7s-31 11-40 18c-10 7-17 16-22 27-6 11-9 25-9 41 0 19 6 34 19 46 12 12 28 18 47 18 25 0 47-5 67-16 19-10 36-23 48-40 13-17 22-35 26-54z">
            <text:p/>
          </draw:path>
          <draw:path draw:style-name="gr37" draw:text-style-name="P21" draw:layer="layout" svg:width="0.369cm" svg:height="0.424cm" draw:transform="rotate (-1.5707963267949) translate (42.5536875cm 18.873890625cm)" svg:viewBox="0 0 370 425" svg:d="M342 297c0 41-16 72-47 94-32 23-77 34-136 34-44 0-79-8-105-23-26-14-44-38-54-70l56-21c8 22 21 39 39 49 17 10 41 15 70 15 36 0 64-6 82-18 19-13 28-31 28-54 0-16-6-29-19-39-13-11-40-23-82-36-32-10-56-20-72-31-17-10-29-22-38-35-8-14-12-29-12-47 0-37 14-65 43-85 30-20 71-30 124-30 90 0 140 32 151 97l-62 9c-5-20-16-34-31-43s-36-13-62-13c-31 0-56 5-72 15-17 10-26 24-26 42 0 11 3 20 8 27 6 7 13 14 23 20 10 5 33 14 70 25 32 10 56 20 72 31 16 10 29 23 38 37s14 31 14 50z">
            <text:p/>
          </draw:path>
          <draw:path draw:style-name="gr37" draw:text-style-name="P21" draw:layer="layout" svg:width="0.369cm" svg:height="0.424cm" draw:transform="rotate (-1.5707963267949) translate (42.5536875cm 19.262890625cm)" svg:viewBox="0 0 370 425" svg:d="M342 297c0 41-16 72-47 94-32 23-77 34-136 34-44 0-79-8-105-23-26-14-44-38-54-70l56-21c8 22 21 39 39 49 17 10 41 15 70 15 36 0 64-6 82-18 19-13 28-31 28-54 0-16-6-29-19-39-13-11-40-23-82-36-32-10-56-20-72-31-17-10-29-22-38-35-8-14-12-29-12-47 0-37 14-65 43-85 30-20 71-30 124-30 90 0 140 32 151 97l-62 9c-5-20-16-34-31-43s-36-13-62-13c-31 0-56 5-72 15-17 10-26 24-26 42 0 11 3 20 8 27 6 7 13 14 23 20 10 5 33 14 70 25 32 10 56 20 72 31 16 10 29 23 38 37s14 31 14 50z">
            <text:p/>
          </draw:path>
          <draw:path draw:style-name="gr37" draw:text-style-name="P21" draw:layer="layout" svg:width="0.382cm" svg:height="0.562cm" draw:transform="rotate (-1.5707963267949) translate (42.7cm 19.879890625cm)" svg:viewBox="0 0 383 563" svg:d="M132 223c21-29 42-50 63-61s46-17 76-17c37 0 65 10 84 28s28 45 28 80c0 16-3 37-8 62l-48 248h-69l48-245c5-22 7-41 7-57 0-42-23-63-68-63-32 0-60 12-84 36-24 25-40 58-48 99l-45 230h-68l109-563h68l-28 146c-5 26-11 51-18 77z">
            <text:p/>
          </draw:path>
          <draw:path draw:style-name="gr37" draw:text-style-name="P21" draw:layer="layout" svg:width="0.176cm" svg:height="0.562cm" draw:transform="rotate (-1.5707963267949) translate (42.7cm 20.3105cm)" svg:viewBox="0 0 177 563" svg:d="M96 65c5-21 9-43 13-65 23 0 46 0 68 0-4 22-8 44-13 65-22 0-45 0-68 0zM0 563c27-137 53-274 80-411 22 0 45 0 68 0-27 137-54 274-80 411-23 0-45 0-68 0z">
            <text:p/>
          </draw:path>
          <draw:path draw:style-name="gr37" draw:text-style-name="P21" draw:layer="layout" svg:width="0.376cm" svg:height="0.424cm" draw:transform="rotate (-1.5707963267949) translate (42.5544375cm 20.498140625cm)" svg:viewBox="0 0 377 425" svg:d="M71 227c-2 9-3 23-4 43 0 33 9 59 26 77 16 18 42 27 76 27 24 0 46-6 66-18s36-29 47-50l52 24c-18 33-42 57-70 73-29 15-63 22-103 22-51 0-91-14-119-42s-42-68-42-119 9-96 27-136c18-41 43-72 76-94 32-23 69-34 110-34 51 0 92 13 120 39 29 26 44 63 44 110 0 27-3 53-9 78zM307 174l2-27c0-31-8-55-25-72-16-16-39-25-70-25-34 0-62 11-85 33-23 21-40 52-49 91z">
            <text:p/>
          </draw:path>
          <draw:path draw:style-name="gr37" draw:text-style-name="P21" draw:layer="layout" svg:width="0.271cm" svg:height="0.417cm" draw:transform="rotate (-1.5707963267949) translate (42.555265625cm 20.916890625cm)" svg:viewBox="0 0 272 418" svg:d="M259 62c-11-3-22-5-34-5-26 0-50 14-72 42-21 28-36 63-43 105l-42 214h-68l61-315 10-52 7-43h64l-13 83h1c17-33 33-57 50-71 16-13 34-20 56-20 11 0 23 2 36 5z">
            <text:p/>
          </draw:path>
          <draw:path draw:style-name="gr37" draw:text-style-name="P21" draw:layer="layout" svg:width="0.387cm" svg:height="0.425cm" draw:transform="rotate (-1.5707963267949) translate (42.554953125cm 21.1794375cm)" svg:viewBox="0 0 388 426" svg:d="M334 422c-24 0-41-5-52-15-10-9-16-24-16-43l2-24h-2c-21 32-43 54-65 67-23 13-50 19-82 19-35 0-64-11-86-32s-33-48-33-81c0-47 17-83 50-107 34-24 87-36 160-36h88c5-25 7-42 7-49 0-24-6-41-20-52-13-11-32-17-55-17-30 0-53 5-69 16-15 11-26 27-33 50l-67-11c11-38 31-65 59-82s66-25 113-25c44 0 78 10 103 30 25 21 38 48 38 82 0 16-3 36-8 60l-28 143c-2 12-4 23-4 33 0 19 10 28 31 28 7 0 14-1 23-2l-6 42c-16 4-33 6-48 6zM289 217h-75c-30 0-54 2-71 7s-31 11-40 18c-10 7-17 16-22 27-6 11-9 25-9 41 0 19 6 34 19 46 12 12 28 18 47 18 25 0 47-5 67-16 19-10 36-23 48-40 13-17 22-35 26-54z">
            <text:p/>
          </draw:path>
          <draw:path draw:style-name="gr37" draw:text-style-name="P21" draw:layer="layout" svg:width="0.271cm" svg:height="0.417cm" draw:transform="rotate (-1.5707963267949) translate (42.555265625cm 21.606890625cm)" svg:viewBox="0 0 272 418" svg:d="M259 62c-11-3-22-5-34-5-26 0-50 14-72 42-21 28-36 63-43 105l-42 214h-68l61-315 10-52 7-43h64l-13 83h1c17-33 33-57 50-71 16-13 34-20 56-20 11 0 23 2 36 5z">
            <text:p/>
          </draw:path>
          <draw:path draw:style-name="gr37" draw:text-style-name="P21" draw:layer="layout" svg:width="0.353cm" svg:height="0.424cm" draw:transform="rotate (-1.5707963267949) translate (42.55446875cm 21.877390625cm)" svg:viewBox="0 0 354 425" svg:d="M152 372c52 0 89-29 110-88l59 19c-31 82-87 122-170 122-49 0-86-13-112-41-26-27-39-66-39-116s9-97 27-141c19-43 43-76 73-96 30-21 67-31 111-31 43 0 77 11 102 32 25 22 38 51 41 89l-67 9c-2-24-9-43-23-57-14-13-32-20-55-20-32 0-57 9-77 26s-35 44-46 81c-11 38-16 74-16 110 0 68 27 102 82 102z">
            <text:p/>
          </draw:path>
          <draw:path draw:style-name="gr37" draw:text-style-name="P21" draw:layer="layout" svg:width="0.382cm" svg:height="0.562cm" draw:transform="rotate (-1.5707963267949) translate (42.7cm 22.253890625cm)" svg:viewBox="0 0 383 563" svg:d="M132 223c21-29 42-50 63-61s46-17 76-17c37 0 65 10 84 28s28 45 28 80c0 16-3 37-8 62l-48 248h-69l48-245c5-22 7-41 7-57 0-42-23-63-68-63-32 0-60 12-84 36-24 25-40 58-48 99l-45 230h-68l109-563h68l-28 146c-5 26-11 51-18 77z">
            <text:p/>
          </draw:path>
          <draw:path draw:style-name="gr37" draw:text-style-name="P21" draw:layer="layout" svg:width="0.47cm" svg:height="0.571cm" draw:transform="rotate (-1.5707963267949) translate (42.5475cm 22.629046875cm)" svg:viewBox="0 0 471 572" svg:d="M50 572c-18-1-35-2-50-6l12-51c11 2 21 3 29 3 24 0 45-8 63-24 19-16 37-40 54-70l11-18-83-406h70l42 227c4 20 8 42 11 64 3 23 5 38 5 45 3-6 6-12 10-20 4-9 61-114 172-316h75l-237 410c-28 49-51 83-68 103-17 19-35 34-53 44-19 10-40 14-63 15z">
            <text:p/>
          </draw:path>
        </draw:g>
        <draw:connector draw:style-name="gr36" draw:text-style-name="P6" draw:layer="layout" svg:x1="30.7cm" svg:y1="21.6cm" svg:x2="34.177cm" svg:y2="21.6cm" draw:start-shape="id26" draw:start-glue-point="1" draw:end-shape="id34" draw:end-glue-point="3" svg:d="M30700 21600h3477" svg:viewBox="0 0 3478 1">
          <text:p/>
        </draw:connector>
        <draw:custom-shape draw:style-name="gr33" draw:text-style-name="P19" draw:layer="layout" svg:width="6cm" svg:height="2.2cm" svg:x="36.6cm" svg:y="26.6cm">
          <text:p text:style-name="P3"><text:span text:style-name="T10">PERCEPTION</text:span></text:p>
          <draw:enhanced-geometry svg:viewBox="0 0 21600 21600" draw:type="rectangle" draw:enhanced-path="M 0 0 L 21600 0 21600 21600 0 21600 0 0 Z N"/>
        </draw:custom-shape>
        <draw:custom-shape draw:style-name="gr38" draw:text-style-name="P19" xml:id="id35" draw:id="id35" draw:layer="layout" svg:width="6.6cm" svg:height="2.2cm" draw:transform="rotate (1.5707963267949) translate (39cm 13.1cm)">
          <text:p text:style-name="P3"><text:span text:style-name="T10">INDIVIDUAL_AGENT</text:span></text:p>
          <draw:enhanced-geometry svg:viewBox="0 0 21600 21600" draw:mirror-horizontal="false" draw:mirror-vertical="false" draw:type="rectangle" draw:enhanced-path="M 0 0 L 21600 0 21600 21600 0 21600 0 0 Z N"/>
        </draw:custom-shape>
        <draw:connector draw:style-name="gr36" draw:text-style-name="P6" draw:layer="layout" draw:line-skew="-0.15cm" svg:x1="40.2cm" svg:y1="17cm" svg:x2="40.1cm" svg:y2="13.1cm" draw:start-shape="id30" draw:start-glue-point="1" draw:end-shape="id35" draw:end-glue-point="3" svg:d="M40200 17000h400v-2500h-500v-1400" svg:viewBox="0 0 501 3901">
          <text:p/>
        </draw:connector>
        <draw:frame draw:style-name="gr39" draw:text-style-name="P22" draw:layer="layout" svg:width="4.566cm" svg:height="0.89cm" svg:x="38.334cm" svg:y="0.41cm">
          <draw:text-box>
            <text:p><text:span text:style-name="T12">THE_NEUROBI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GB" style:letter-kerning="true" style:font-name-asian="FreeSans"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43.3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7-12-18T13:08:45.240431423</dc:date>
    <dc:creator>Sergey Budaev</dc:creator>
    <meta:editing-duration>PT8H51M54S</meta:editing-duration>
    <meta:editing-cycles>202</meta:editing-cycles>
    <meta:generator>LibreOffice/5.3.5.2$Linux_X86_64 LibreOffice_project/50d9bf2b0a79cdb85a3814b592608037a682059d</meta:generator>
    <meta:document-statistic meta:object-count="126"/>
  </office:meta>
</office:document-meta>
</file>